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9822192.935104" calcext:value-type="float">
            <text:p><text:s/>39,822,193 <text:s/></text:p>
          </table:table-cell>
          <table:table-cell table:style-name="ce42" office:value-type="float" office:value="4625978.914" calcext:value-type="float">
            <text:p><text:s/>4,625,979 <text:s/></text:p>
          </table:table-cell>
          <table:table-cell table:style-name="ce42" office:value-type="float" office:value="28787256.461104" calcext:value-type="float">
            <text:p><text:s/>28,787,256 <text:s/></text:p>
          </table:table-cell>
          <table:table-cell table:style-name="ce42" office:value-type="float" office:value="160161.09" calcext:value-type="float">
            <text:p><text:s/>160,161 <text:s/></text:p>
          </table:table-cell>
          <table:table-cell table:style-name="ce42" office:value-type="float" office:value="6057321.27" calcext:value-type="float">
            <text:p><text:s/>6,057,3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475.2" calcext:value-type="float">
            <text:p><text:s/>191,4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2839.6" calcext:value-type="float">
            <text:p><text:s/>32,8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9.8" calcext:value-type="float">
            <text:p><text:s/>9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59.8" calcext:value-type="float">
            <text:p><text:s/>31,8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35895.784112" calcext:value-type="float">
            <text:p><text:s/>135,896 <text:s/></text:p>
          </table:table-cell>
          <table:table-cell table:style-name="ce42" office:value-type="float" office:value="-138261.034" calcext:value-type="float">
            <text:p><text:s/>-138,261 <text:s/></text:p>
          </table:table-cell>
          <table:table-cell table:style-name="ce42" office:value-type="float" office:value="25944.958112" calcext:value-type="float">
            <text:p><text:s/>25,945 <text:s/></text:p>
          </table:table-cell>
          <table:table-cell table:style-name="ce42" office:value-type="float" office:value="23104.11" calcext:value-type="float">
            <text:p><text:s/>23,104 <text:s/></text:p>
          </table:table-cell>
          <table:table-cell table:style-name="ce42" office:value-type="float" office:value="230863.85" calcext:value-type="float">
            <text:p><text:s/>230,8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5756.1" calcext:value-type="float">
            <text:p><text:s/>-5,7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653457.550992" calcext:value-type="float">
            <text:p><text:s/>39,653,458 <text:s/></text:p>
          </table:table-cell>
          <table:table-cell table:style-name="ce43" office:value-type="float" office:value="4764239.948" calcext:value-type="float">
            <text:p><text:s/>4,764,240 <text:s/></text:p>
          </table:table-cell>
          <table:table-cell table:style-name="ce43" office:value-type="float" office:value="28761311.502992" calcext:value-type="float">
            <text:p><text:s/>28,761,312 <text:s/></text:p>
          </table:table-cell>
          <table:table-cell table:style-name="ce43" office:value-type="float" office:value="136077.18" calcext:value-type="float">
            <text:p><text:s/>136,077 <text:s/></text:p>
          </table:table-cell>
          <table:table-cell table:style-name="ce43" office:value-type="float" office:value="5826457.42" calcext:value-type="float">
            <text:p><text:s/>5,826,45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5371.5" calcext:value-type="float">
            <text:p><text:s/>165,37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26576.465859" calcext:value-type="float">
            <text:p><text:s/>-126,576 <text:s/></text:p>
          </table:table-cell>
          <table:table-cell table:style-name="ce43" office:value-type="float" office:value="-33969.759" calcext:value-type="float">
            <text:p><text:s/>-33,970 <text:s/></text:p>
          </table:table-cell>
          <table:table-cell table:style-name="ce43" office:value-type="float" office:value="-154508.376859" calcext:value-type="float">
            <text:p><text:s/>-154,508 <text:s/></text:p>
          </table:table-cell>
          <table:table-cell table:style-name="ce43" office:value-type="float" office:value="-82514.07" calcext:value-type="float">
            <text:p><text:s/>-82,514 <text:s/></text:p>
          </table:table-cell>
          <table:table-cell table:style-name="ce43" office:value-type="float" office:value="183089.34" calcext:value-type="float">
            <text:p><text:s/>183,08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8673.6" calcext:value-type="float">
            <text:p><text:s/>-38,67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9620892.789988" calcext:value-type="float">
            <text:p><text:s/>39,620,893 <text:s/></text:p>
          </table:table-cell>
          <table:table-cell table:style-name="ce42" office:value-type="float" office:value="4798209.707" calcext:value-type="float">
            <text:p><text:s/>4,798,210 <text:s/></text:p>
          </table:table-cell>
          <table:table-cell table:style-name="ce42" office:value-type="float" office:value="24526099.6351027" calcext:value-type="float">
            <text:p><text:s/>24,526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43368.08" calcext:value-type="float">
            <text:p><text:s/>5,643,3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0561.4" calcext:value-type="float">
            <text:p><text:s/>3,640,5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083045.823411" calcext:value-type="float">
            <text:p><text:s/>6,083,046 <text:s/></text:p>
          </table:table-cell>
          <table:table-cell table:style-name="ce42" office:value-type="float" office:value="4798209.707" calcext:value-type="float">
            <text:p><text:s/>4,798,210 <text:s/></text:p>
          </table:table-cell>
          <table:table-cell table:style-name="ce42" office:value-type="float" office:value="1284836.116411" calcext:value-type="float">
            <text:p><text:s/>1,284,8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880155.858" calcext:value-type="float">
            <text:p><text:s/>4,880,1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9594.458" calcext:value-type="float">
            <text:p><text:s/>1,239,5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40561.4" calcext:value-type="float">
            <text:p><text:s/>3,640,5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265745.32" calcext:value-type="float">
            <text:p><text:s/>20,265,7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26933.48" calcext:value-type="float">
            <text:p><text:s/>14,826,9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8811.84" calcext:value-type="float">
            <text:p><text:s/>5,438,8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69344.352" calcext:value-type="float">
            <text:p><text:s/>769,3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9344.352" calcext:value-type="float">
            <text:p><text:s/>769,3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622601.43657695" calcext:value-type="float">
            <text:p><text:s/>7,622,60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405391.22869166" calcext:value-type="float">
            <text:p><text:s/>6,405,39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4556.24" calcext:value-type="float">
            <text:p><text:s/>204,55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404625.9049" calcext:value-type="float">
            <text:p><text:s/>7,404,6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39029.9" calcext:value-type="float">
            <text:p><text:s/>4,239,0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404625.9049" calcext:value-type="float">
            <text:p><text:s/>7,404,6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39029.9" calcext:value-type="float">
            <text:p><text:s/>4,239,0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38146.8343" calcext:value-type="float">
            <text:p><text:s/>1,138,14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41352.1015" calcext:value-type="float">
            <text:p><text:s/>541,35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96794.7328" calcext:value-type="float">
            <text:p><text:s/>596,79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88900.2401" calcext:value-type="float">
            <text:p><text:s/>88,90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78285.2" calcext:value-type="float">
            <text:p><text:s/>78,28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336720.05736305" calcext:value-type="float">
            <text:p><text:s/>6,336,72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89720.24474834" calcext:value-type="float">
            <text:p><text:s/>4,389,720 <text:s/></text:p>
          </table:table-cell>
          <table:table-cell table:style-name="ce44" office:value-type="float" office:value="218591.25" calcext:value-type="float">
            <text:p><text:s/>218,59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24228.4" calcext:value-type="float">
            <text:p><text:s/>724,22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028321.68736305" calcext:value-type="float">
            <text:p><text:s/>6,028,32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89720.24474834" calcext:value-type="float">
            <text:p><text:s/>4,389,720 <text:s/></text:p>
          </table:table-cell>
          <table:table-cell table:style-name="ce44" office:value-type="float" office:value="203775.68" calcext:value-type="float">
            <text:p><text:s/>203,77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30645.6" calcext:value-type="float">
            <text:p><text:s/>430,64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028321.68736305" calcext:value-type="float">
            <text:p><text:s/>6,028,3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89720.24474834" calcext:value-type="float">
            <text:p><text:s/>4,389,720 <text:s/></text:p>
          </table:table-cell>
          <table:table-cell table:style-name="ce42" office:value-type="float" office:value="203775.68" calcext:value-type="float">
            <text:p><text:s/>203,7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0645.6" calcext:value-type="float">
            <text:p><text:s/>430,6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3793.55904" calcext:value-type="float">
            <text:p><text:s/>43,7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793.55904" calcext:value-type="float">
            <text:p><text:s/>43,7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59638.900968659" calcext:value-type="float">
            <text:p><text:s/>359,6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638.900968659" calcext:value-type="float">
            <text:p><text:s/>359,6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96758.0860841" calcext:value-type="float">
            <text:p><text:s/>396,7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6758.0860841" calcext:value-type="float">
            <text:p><text:s/>396,7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220365.60277477" calcext:value-type="float">
            <text:p><text:s/>2,220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5155.08277477" calcext:value-type="float">
            <text:p><text:s/>2,215,1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72927.90471458" calcext:value-type="float">
            <text:p><text:s/>1,472,9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2927.90471458" calcext:value-type="float">
            <text:p><text:s/>1,472,9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1668.3260100394" calcext:value-type="float">
            <text:p>( 61,66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1668.3260100394" calcext:value-type="float">
            <text:p>( 61,66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11259.57870454" calcext:value-type="float">
            <text:p>( 1,411,26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11259.57870454" calcext:value-type="float">
            <text:p>( 1,411,26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614348.021294261" calcext:value-type="float">
            <text:p><text:s/>614,3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4348.021294261" calcext:value-type="float">
            <text:p><text:s/>614,3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27879.15676593" calcext:value-type="float">
            <text:p><text:s/>127,8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879.15676593" calcext:value-type="float">
            <text:p><text:s/>127,8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210.52" calcext:value-type="float">
            <text:p><text:s/>5,211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0816.32" calcext:value-type="float">
            <text:p><text:s/>10,8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16.32" calcext:value-type="float">
            <text:p><text:s/>10,8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054.752" calcext:value-type="float">
            <text:p><text:s/>4,0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54.752" calcext:value-type="float">
            <text:p><text:s/>4,0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393.312" calcext:value-type="float">
            <text:p><text:s/>11,39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393.312" calcext:value-type="float">
            <text:p><text:s/>11,39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206718.58816" calcext:value-type="float">
            <text:p><text:s/>1,206,7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6718.58816" calcext:value-type="float">
            <text:p><text:s/>1,206,7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896636.85536" calcext:value-type="float">
            <text:p><text:s/>896,6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6636.85536" calcext:value-type="float">
            <text:p><text:s/>896,6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10081.7328" calcext:value-type="float">
            <text:p><text:s/>310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0081.7328" calcext:value-type="float">
            <text:p><text:s/>310,0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33390.92261471" calcext:value-type="float">
            <text:p><text:s/>1,633,3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775.68" calcext:value-type="float">
            <text:p><text:s/>203,7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0645.6" calcext:value-type="float">
            <text:p><text:s/>430,6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33390.92261471" calcext:value-type="float">
            <text:p><text:s/>1,633,3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775.68" calcext:value-type="float">
            <text:p><text:s/>203,7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0645.6" calcext:value-type="float">
            <text:p><text:s/>430,6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1391.643720805" calcext:value-type="float">
            <text:p><text:s/>141,3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391.643720805" calcext:value-type="float">
            <text:p><text:s/>141,3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08398.37" calcext:value-type="float">
            <text:p><text:s/>308,3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15.57" calcext:value-type="float">
            <text:p><text:s/>14,8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582.8" calcext:value-type="float">
            <text:p><text:s/>293,5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08398.37" calcext:value-type="float">
            <text:p><text:s/>308,3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15.57" calcext:value-type="float">
            <text:p><text:s/>14,8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582.8" calcext:value-type="float">
            <text:p><text:s/>293,5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7973207.498153" calcext:value-type="float">
            <text:p><text:s/>127,973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384650.2414263" calcext:value-type="float">
            <text:p><text:s/>97,384,6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51681.2574217" calcext:value-type="float">
            <text:p><text:s/>28,551,6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5819919.509" calcext:value-type="float">
            <text:p><text:s/>95,819,9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092922.2515783" calcext:value-type="float">
            <text:p><text:s/>70,092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26997.2574217" calcext:value-type="float">
            <text:p><text:s/>25,726,9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691236.996795" calcext:value-type="float">
            <text:p><text:s/>2,691,2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91236.996795" calcext:value-type="float">
            <text:p><text:s/>2,691,2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462050.992358" calcext:value-type="float">
            <text:p><text:s/>29,462,0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00490.993053" calcext:value-type="float">
            <text:p><text:s/>24,600,4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4684" calcext:value-type="float">
            <text:p><text:s/>2,824,6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9779057.691375" calcext:value-type="float">
            <text:p><text:s/>19,779,0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96360.691375" calcext:value-type="float">
            <text:p><text:s/>18,096,3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2697" calcext:value-type="float">
            <text:p><text:s/>1,682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9779057.691375" calcext:value-type="float">
            <text:p><text:s/>19,779,0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096360.691375" calcext:value-type="float">
            <text:p><text:s/>18,096,36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82697" calcext:value-type="float">
            <text:p><text:s/>1,682,69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80020.5619574908" calcext:value-type="float">
            <text:p><text:s/>80,021 <text:s/></text:p>
          </table:table-cell>
          <table:table-cell table:style-name="ce41" office:value-type="float" office:value="4868.1" calcext:value-type="float">
            <text:p><text:s/>4,868 <text:s/></text:p>
          </table:table-cell>
          <table:table-cell table:style-name="ce41" office:value-type="float" office:value="75152.4619574908" calcext:value-type="float">
            <text:p><text:s/>75,152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855082.7949993" calcext:value-type="float">
            <text:p><text:s/>63,855,083 <text:s/></text:p>
          </table:table-cell>
          <table:table-cell table:style-name="ce42" office:value-type="float" office:value="44525137.5" calcext:value-type="float">
            <text:p><text:s/>44,525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8758.6787" calcext:value-type="float">
            <text:p><text:s/>258,7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8477.794307" calcext:value-type="float">
            <text:p><text:s/>1,518,4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276780.9212101" calcext:value-type="float">
            <text:p><text:s/>17,276,7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222.6" calcext:value-type="float">
            <text:p><text:s/>402,2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529.985777" calcext:value-type="float">
            <text:p><text:s/>31,5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1020.56" calcext:value-type="float">
            <text:p><text:s/>1,211,0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48171.2" calcext:value-type="float">
            <text:p><text:s/>2,848,1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351422.945827443" calcext:value-type="float">
            <text:p><text:s/>-351,423 <text:s/></text:p>
          </table:table-cell>
          <table:table-cell table:style-name="ce42" office:value-type="float" office:value="247320" calcext:value-type="float">
            <text:p><text:s/>247,320 <text:s/></text:p>
          </table:table-cell>
          <table:table-cell table:style-name="ce42" office:value-type="float" office:value="-102.69250144263" calcext:value-type="float">
            <text:p><text:s/>-103 <text:s/></text:p>
          </table:table-cell>
          <table:table-cell table:style-name="ce42" office:value-type="float" office:value="-246616.2" calcext:value-type="float">
            <text:p><text:s/>-246,616 <text:s/></text:p>
          </table:table-cell>
          <table:table-cell table:style-name="ce42" office:value-type="float" office:value="0.000000000041" calcext:value-type="float">
            <text:p><text:s/>0 <text:s/></text:p>
          </table:table-cell>
          <table:table-cell table:style-name="ce42" office:value-type="float" office:value="-36884.498454" calcext:value-type="float">
            <text:p><text:s/>-36,88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950553.6215742" calcext:value-type="float">
            <text:p><text:s/>42,950,554 <text:s/></text:p>
          </table:table-cell>
          <table:table-cell table:style-name="ce43" office:value-type="float" office:value="44282685.6" calcext:value-type="float">
            <text:p><text:s/>44,282,686 <text:s/></text:p>
          </table:table-cell>
          <table:table-cell table:style-name="ce43" office:value-type="float" office:value="75255.1544589334" calcext:value-type="float">
            <text:p><text:s/>75,255 <text:s/></text:p>
          </table:table-cell>
          <table:table-cell table:style-name="ce43" office:value-type="float" office:value="103152.2787" calcext:value-type="float">
            <text:p><text:s/>103,152 <text:s/></text:p>
          </table:table-cell>
          <table:table-cell table:style-name="ce43" office:value-type="float" office:value="-0.000000000041" calcext:value-type="float">
            <text:p><text:s/>-0 <text:s/></text:p>
          </table:table-cell>
          <table:table-cell table:style-name="ce43" office:value-type="float" office:value="1523832.306984" calcext:value-type="float">
            <text:p><text:s/>1,523,8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97256.234981" calcext:value-type="float">
            <text:p><text:s/>3,797,2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965.764981" calcext:value-type="float">
            <text:p><text:s/>116,96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4" calcext:value-type="float">
            <text:p><text:s/>0 <text:s/></text:p>
          </table:table-cell>
          <table:table-cell table:style-name="ce43" office:value-type="float" office:value="0.000000000003" calcext:value-type="float">
            <text:p><text:s/>0 <text:s/></text:p>
          </table:table-cell>
          <table:table-cell table:style-name="ce43" office:value-type="float" office:value="-130849.540400423" calcext:value-type="float">
            <text:p><text:s/>-130,850 <text:s/></text:p>
          </table:table-cell>
          <table:table-cell table:style-name="ce43" office:value-type="float" office:value="-17871.3" calcext:value-type="float">
            <text:p><text:s/>-17,871 <text:s/></text:p>
          </table:table-cell>
          <table:table-cell table:style-name="ce43" office:value-type="float" office:value="1.37764649934" calcext:value-type="float">
            <text:p><text:s/>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8.60711107812" calcext:value-type="float">
            <text:p><text:s/>4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84765.142679004" calcext:value-type="float">
            <text:p><text:s/>284,765 <text:s/></text:p>
          </table:table-cell>
          <table:table-cell table:style-name="ce42" office:value-type="float" office:value="591840.413339689" calcext:value-type="float">
            <text:p><text:s/>591,840 <text:s/></text:p>
          </table:table-cell>
          <table:table-cell table:style-name="ce42" office:value-type="float" office:value="136048.411866594" calcext:value-type="float">
            <text:p><text:s/>136,048 <text:s/></text:p>
          </table:table-cell>
          <table:table-cell table:style-name="ce42" office:value-type="float" office:value="47565350.2983008" calcext:value-type="float">
            <text:p><text:s/>47,565,350 <text:s/></text:p>
          </table:table-cell>
          <table:table-cell table:style-name="ce42" office:value-type="float" office:value="44300556.9" calcext:value-type="float">
            <text:p><text:s/>44,300,557 <text:s/></text:p>
          </table:table-cell>
          <table:table-cell table:style-name="ce42" office:value-type="float" office:value="75253.7768124341" calcext:value-type="float">
            <text:p><text:s/>75,254 <text:s/></text:p>
          </table:table-cell>
          <table:table-cell table:style-name="ce42" office:value-type="float" office:value="258758.6787" calcext:value-type="float">
            <text:p><text:s/>258,759 <text:s/></text:p>
          </table:table-cell>
          <table:table-cell table:style-name="ce42" office:value-type="float" office:value="88556.5159405253" calcext:value-type="float">
            <text:p><text:s/>88,5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634569.3555124" calcext:value-type="float">
            <text:p><text:s/>44,634,569 <text:s/></text:p>
          </table:table-cell>
          <table:table-cell table:style-name="ce42" office:value-type="float" office:value="44300556.9" calcext:value-type="float">
            <text:p><text:s/>44,300,557 <text:s/></text:p>
          </table:table-cell>
          <table:table-cell table:style-name="ce42" office:value-type="float" office:value="75253.7768124341" calcext:value-type="float">
            <text:p><text:s/>75,254 <text:s/></text:p>
          </table:table-cell>
          <table:table-cell table:style-name="ce42" office:value-type="float" office:value="258758.6787" calcext:value-type="float">
            <text:p><text:s/>258,7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6462.84" calcext:value-type="float">
            <text:p><text:s/>2,676,4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45.28" calcext:value-type="float">
            <text:p><text:s/>14,9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84765.142679004" calcext:value-type="float">
            <text:p><text:s/>284,765 <text:s/></text:p>
          </table:table-cell>
          <table:table-cell table:style-name="ce43" office:value-type="float" office:value="591840.413339689" calcext:value-type="float">
            <text:p><text:s/>591,840 <text:s/></text:p>
          </table:table-cell>
          <table:table-cell table:style-name="ce43" office:value-type="float" office:value="136048.411866594" calcext:value-type="float">
            <text:p><text:s/>136,048 <text:s/></text:p>
          </table:table-cell>
          <table:table-cell table:style-name="ce43" office:value-type="float" office:value="239372.82278834" calcext:value-type="float">
            <text:p><text:s/>239,37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8556.5159405253" calcext:value-type="float">
            <text:p><text:s/>88,55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29269.44" calcext:value-type="float">
            <text:p><text:s/>1,229,269 <text:s/></text:p>
          </table:table-cell>
          <table:table-cell table:style-name="ce42" office:value-type="float" office:value="1675584.8046" calcext:value-type="float">
            <text:p><text:s/>1,675,585 <text:s/></text:p>
          </table:table-cell>
          <table:table-cell table:style-name="ce42" office:value-type="float" office:value="260741.7603" calcext:value-type="float">
            <text:p><text:s/>260,742 <text:s/></text:p>
          </table:table-cell>
          <table:table-cell table:style-name="ce42" office:value-type="float" office:value="49839022.0520991" calcext:value-type="float">
            <text:p><text:s/>49,839,0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890" calcext:value-type="float">
            <text:p><text:s/>190,890 <text:s/></text:p>
          </table:table-cell>
          <table:table-cell table:style-name="ce42" office:value-type="float" office:value="2168080.2463471" calcext:value-type="float">
            <text:p><text:s/>2,168,080 <text:s/></text:p>
          </table:table-cell>
          <table:table-cell table:style-name="ce42" office:value-type="float" office:value="1292844.009942" calcext:value-type="float">
            <text:p><text:s/>1,292,8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29269.44" calcext:value-type="float">
            <text:p><text:s/>1,229,269 <text:s/></text:p>
          </table:table-cell>
          <table:table-cell table:style-name="ce42" office:value-type="float" office:value="1675584.8046" calcext:value-type="float">
            <text:p><text:s/>1,675,585 <text:s/></text:p>
          </table:table-cell>
          <table:table-cell table:style-name="ce42" office:value-type="float" office:value="260741.7603" calcext:value-type="float">
            <text:p><text:s/>260,742 <text:s/></text:p>
          </table:table-cell>
          <table:table-cell table:style-name="ce42" office:value-type="float" office:value="46566610.7256207" calcext:value-type="float">
            <text:p><text:s/>46,566,6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890" calcext:value-type="float">
            <text:p><text:s/>190,890 <text:s/></text:p>
          </table:table-cell>
          <table:table-cell table:style-name="ce42" office:value-type="float" office:value="2168080.2463471" calcext:value-type="float">
            <text:p><text:s/>2,168,080 <text:s/></text:p>
          </table:table-cell>
          <table:table-cell table:style-name="ce42" office:value-type="float" office:value="1226349.9894636" calcext:value-type="float">
            <text:p><text:s/>1,226,3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72411.3264784" calcext:value-type="float">
            <text:p><text:s/>3,272,41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6494.0204784" calcext:value-type="float">
            <text:p><text:s/>66,4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24410.2" calcext:value-type="float">
            <text:p><text:s/>224,410 <text:s/></text:p>
          </table:table-cell>
          <table:table-cell table:style-name="ce42" office:value-type="float" office:value="846352.4559" calcext:value-type="float">
            <text:p><text:s/>846,352 <text:s/></text:p>
          </table:table-cell>
          <table:table-cell table:style-name="ce42" office:value-type="float" office:value="67384.1784" calcext:value-type="float">
            <text:p><text:s/>67,384 <text:s/></text:p>
          </table:table-cell>
          <table:table-cell table:style-name="ce42" office:value-type="float" office:value="2813460.24464569" calcext:value-type="float">
            <text:p><text:s/>2,813,4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9506.06573558" calcext:value-type="float">
            <text:p><text:s/>2,079,506 <text:s/></text:p>
          </table:table-cell>
          <table:table-cell table:style-name="ce42" office:value-type="float" office:value="139263.047864088" calcext:value-type="float">
            <text:p><text:s/>139,2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3.44" calcext:value-type="float">
            <text:p><text:s/>1,6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3812.58" calcext:value-type="float">
            <text:p><text:s/>183,813 <text:s/></text:p>
          </table:table-cell>
          <table:table-cell table:style-name="ce42" office:value-type="float" office:value="290155.3431" calcext:value-type="float">
            <text:p><text:s/>290,155 <text:s/></text:p>
          </table:table-cell>
          <table:table-cell table:style-name="ce42" office:value-type="float" office:value="67384.1784" calcext:value-type="float">
            <text:p><text:s/>67,384 <text:s/></text:p>
          </table:table-cell>
          <table:table-cell table:style-name="ce42" office:value-type="float" office:value="16458.24" calcext:value-type="float">
            <text:p><text:s/>16,4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0597.62" calcext:value-type="float">
            <text:p><text:s/>40,598 <text:s/></text:p>
          </table:table-cell>
          <table:table-cell table:style-name="ce42" office:value-type="float" office:value="556197.1128" calcext:value-type="float">
            <text:p><text:s/>556,1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2448.2024486" calcext:value-type="float">
            <text:p><text:s/>2,792,4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9506.06573558" calcext:value-type="float">
            <text:p><text:s/>2,079,506 <text:s/></text:p>
          </table:table-cell>
          <table:table-cell table:style-name="ce42" office:value-type="float" office:value="137956.805667" calcext:value-type="float">
            <text:p><text:s/>137,9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7.96" calcext:value-type="float">
            <text:p><text:s/>1,4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92.40219708767" calcext:value-type="float">
            <text:p><text:s/>1,39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06.24219708767" calcext:value-type="float">
            <text:p><text:s/>1,30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90.3" calcext:value-type="float">
            <text:p><text:s/>90 <text:s/></text:p>
          </table:table-cell>
          <table:table-cell table:style-name="ce44" office:value-type="float" office:value="8957.0229" calcext:value-type="float">
            <text:p><text:s/>8,957 <text:s/></text:p>
          </table:table-cell>
          <table:table-cell table:style-name="ce44" office:value-type="float" office:value="1567.7172" calcext:value-type="float">
            <text:p><text:s/>1,56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20003.797320996" calcext:value-type="float">
            <text:p><text:s/>720,004 <text:s/></text:p>
          </table:table-cell>
          <table:table-cell table:style-name="ce44" office:value-type="float" office:value="228434.912460311" calcext:value-type="float">
            <text:p><text:s/>228,435 <text:s/></text:p>
          </table:table-cell>
          <table:table-cell table:style-name="ce44" office:value-type="float" office:value="55741.4528334065" calcext:value-type="float">
            <text:p><text:s/>55,741 <text:s/></text:p>
          </table:table-cell>
          <table:table-cell table:style-name="ce44" office:value-type="float" office:value="38744358.4361463" calcext:value-type="float">
            <text:p><text:s/>38,744,358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5283.6" calcext:value-type="float">
            <text:p><text:s/>35,284 <text:s/></text:p>
          </table:table-cell>
          <table:table-cell table:style-name="ce44" office:value-type="float" office:value="17.664670994837" calcext:value-type="float">
            <text:p><text:s/>18 <text:s/></text:p>
          </table:table-cell>
          <table:table-cell table:style-name="ce44" office:value-type="float" office:value="2559978.89696983" calcext:value-type="float">
            <text:p><text:s/>2,559,97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20003.797320996" calcext:value-type="float">
            <text:p><text:s/>720,004 <text:s/></text:p>
          </table:table-cell>
          <table:table-cell table:style-name="ce44" office:value-type="float" office:value="228434.912460311" calcext:value-type="float">
            <text:p><text:s/>228,435 <text:s/></text:p>
          </table:table-cell>
          <table:table-cell table:style-name="ce44" office:value-type="float" office:value="55741.4528334065" calcext:value-type="float">
            <text:p><text:s/>55,741 <text:s/></text:p>
          </table:table-cell>
          <table:table-cell table:style-name="ce44" office:value-type="float" office:value="16332339.211124" calcext:value-type="float">
            <text:p><text:s/>16,332,33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7.664670994837" calcext:value-type="float">
            <text:p><text:s/>18 <text:s/></text:p>
          </table:table-cell>
          <table:table-cell table:style-name="ce44" office:value-type="float" office:value="1496819.23538683" calcext:value-type="float">
            <text:p><text:s/>1,496,8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20003.797320996" calcext:value-type="float">
            <text:p><text:s/>720,004 <text:s/></text:p>
          </table:table-cell>
          <table:table-cell table:style-name="ce42" office:value-type="float" office:value="228434.912460311" calcext:value-type="float">
            <text:p><text:s/>228,435 <text:s/></text:p>
          </table:table-cell>
          <table:table-cell table:style-name="ce42" office:value-type="float" office:value="55741.4528334065" calcext:value-type="float">
            <text:p><text:s/>55,741 <text:s/></text:p>
          </table:table-cell>
          <table:table-cell table:style-name="ce42" office:value-type="float" office:value="1767726.76671916" calcext:value-type="float">
            <text:p><text:s/>1,767,7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664670994837" calcext:value-type="float">
            <text:p><text:s/>18 <text:s/></text:p>
          </table:table-cell>
          <table:table-cell table:style-name="ce42" office:value-type="float" office:value="281143.880982" calcext:value-type="float">
            <text:p><text:s/>281,1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602.899085" calcext:value-type="float">
            <text:p><text:s/>31,6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27.079085" calcext:value-type="float">
            <text:p><text:s/>2,5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668.746634506" calcext:value-type="float">
            <text:p><text:s/>167,6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60.898399" calcext:value-type="float">
            <text:p><text:s/>5,6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766.819826778" calcext:value-type="float">
            <text:p><text:s/>145,7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9.781466" calcext:value-type="float">
            <text:p><text:s/>1,0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19.072355" calcext:value-type="float">
            <text:p><text:s/>16,6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94.392355" calcext:value-type="float">
            <text:p><text:s/>2,3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49.24486" calcext:value-type="float">
            <text:p><text:s/>4,7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.12486" calcext:value-type="float">
            <text:p><text:s/>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717.4697402428" calcext:value-type="float">
            <text:p><text:s/>68,7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0.655457" calcext:value-type="float">
            <text:p><text:s/>2,2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28.579606" calcext:value-type="float">
            <text:p><text:s/>2,9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21.899606" calcext:value-type="float">
            <text:p><text:s/>2,2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210.52" calcext:value-type="float">
            <text:p><text:s/>5,2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136.400493685" calcext:value-type="float">
            <text:p><text:s/>493,1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664670994837" calcext:value-type="float">
            <text:p><text:s/>18 <text:s/></text:p>
          </table:table-cell>
          <table:table-cell table:style-name="ce42" office:value-type="float" office:value="138597.3207" calcext:value-type="float">
            <text:p><text:s/>138,5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2209.052788614" calcext:value-type="float">
            <text:p><text:s/>292,2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278.522514" calcext:value-type="float">
            <text:p><text:s/>54,2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9924.975578797" calcext:value-type="float">
            <text:p>( 199,92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4278.522514" calcext:value-type="float">
            <text:p>( 54,27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2284.0772098176" calcext:value-type="float">
            <text:p>( 92,28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093.907547282" calcext:value-type="float">
            <text:p><text:s/>83,0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664670994837" calcext:value-type="float">
            <text:p><text:s/>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388.6419717888" calcext:value-type="float">
            <text:p><text:s/>33,3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210.52" calcext:value-type="float">
            <text:p><text:s/>5,211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4444.798186" calcext:value-type="float">
            <text:p><text:s/>84,44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4318.798186" calcext:value-type="float">
            <text:p><text:s/>84,3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427.884807" calcext:value-type="float">
            <text:p><text:s/>62,4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3.464807" calcext:value-type="float">
            <text:p><text:s/>2,8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877.725406" calcext:value-type="float">
            <text:p><text:s/>32,8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45.645406" calcext:value-type="float">
            <text:p><text:s/>2,94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5630.145099" calcext:value-type="float">
            <text:p><text:s/>35,63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921.545099" calcext:value-type="float">
            <text:p><text:s/>1,9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356.275765" calcext:value-type="float">
            <text:p><text:s/>194,3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68.795765" calcext:value-type="float">
            <text:p><text:s/>8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815.4" calcext:value-type="float">
            <text:p><text:s/>27,8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540.875765" calcext:value-type="float">
            <text:p><text:s/>166,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68.795765" calcext:value-type="float">
            <text:p><text:s/>8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728.198959" calcext:value-type="float">
            <text:p>( 5,72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564.398959" calcext:value-type="float">
            <text:p>( 5,56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090.909102" calcext:value-type="float">
            <text:p>( 3,09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308.749102" calcext:value-type="float">
            <text:p>( 2,30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14793.277320996" calcext:value-type="float">
            <text:p><text:s/>714,793 <text:s/></text:p>
          </table:table-cell>
          <table:table-cell table:style-name="ce42" office:value-type="float" office:value="228434.912460311" calcext:value-type="float">
            <text:p><text:s/>228,435 <text:s/></text:p>
          </table:table-cell>
          <table:table-cell table:style-name="ce42" office:value-type="float" office:value="55741.4528334065" calcext:value-type="float">
            <text:p><text:s/>55,741 <text:s/></text:p>
          </table:table-cell>
          <table:table-cell table:style-name="ce42" office:value-type="float" office:value="195623.885013" calcext:value-type="float">
            <text:p><text:s/>195,6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06.534613" calcext:value-type="float">
            <text:p><text:s/>18,8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14793.277320996" calcext:value-type="float">
            <text:p><text:s/>714,793 <text:s/></text:p>
          </table:table-cell>
          <table:table-cell table:style-name="ce42" office:value-type="float" office:value="228434.912460311" calcext:value-type="float">
            <text:p><text:s/>228,435 <text:s/></text:p>
          </table:table-cell>
          <table:table-cell table:style-name="ce42" office:value-type="float" office:value="55741.4528334065" calcext:value-type="float">
            <text:p><text:s/>55,741 <text:s/></text:p>
          </table:table-cell>
          <table:table-cell table:style-name="ce42" office:value-type="float" office:value="168443.088975" calcext:value-type="float">
            <text:p><text:s/>168,4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076.978575" calcext:value-type="float">
            <text:p><text:s/>9,0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80.796038" calcext:value-type="float">
            <text:p><text:s/>27,1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29.556038" calcext:value-type="float">
            <text:p><text:s/>9,7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118.01539" calcext:value-type="float">
            <text:p>( 8,11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118.01539" calcext:value-type="float">
            <text:p>( 8,1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764.87295" calcext:value-type="float">
            <text:p><text:s/>45,7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15.27295" calcext:value-type="float">
            <text:p><text:s/>6,81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379.160804" calcext:value-type="float">
            <text:p><text:s/>7,37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46.260804" calcext:value-type="float">
            <text:p><text:s/>2,4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18.5112149328" calcext:value-type="float">
            <text:p><text:s/>49,8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05.366711" calcext:value-type="float">
            <text:p><text:s/>2,5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487.442599" calcext:value-type="float">
            <text:p><text:s/>27,4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37.152599" calcext:value-type="float">
            <text:p><text:s/>4,9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863.573066" calcext:value-type="float">
            <text:p><text:s/>82,8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861.853066" calcext:value-type="float">
            <text:p><text:s/>74,8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8.0880000168" calcext:value-type="float">
            <text:p><text:s/>1,0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57.277234" calcext:value-type="float">
            <text:p><text:s/>55,7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.837234" calcext:value-type="float">
            <text:p><text:s/>4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522.69216" calcext:value-type="float">
            <text:p><text:s/>45,52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93514.9540095" calcext:value-type="float">
            <text:p><text:s/>12,193,5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714.5309895" calcext:value-type="float">
            <text:p><text:s/>35,7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719.2" calcext:value-type="float">
            <text:p><text:s/>97,7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05565.3940095" calcext:value-type="float">
            <text:p><text:s/>11,905,5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714.5309895" calcext:value-type="float">
            <text:p><text:s/>35,7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52.88" calcext:value-type="float">
            <text:p><text:s/>16,9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277.48" calcext:value-type="float">
            <text:p><text:s/>173,2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645.951039" calcext:value-type="float">
            <text:p><text:s/>384,6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7.554059" calcext:value-type="float">
            <text:p><text:s/>3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167.791039" calcext:value-type="float">
            <text:p><text:s/>68,1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7.554059" calcext:value-type="float">
            <text:p><text:s/>37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6478.16" calcext:value-type="float">
            <text:p><text:s/>316,47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5826.959547721" calcext:value-type="float">
            <text:p><text:s/>895,8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958.6895477206" calcext:value-type="float">
            <text:p><text:s/>88,9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6847.511882721" calcext:value-type="float">
            <text:p><text:s/>406,8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771.7218827206" calcext:value-type="float">
            <text:p><text:s/>88,7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57.48" calcext:value-type="float">
            <text:p><text:s/>3,0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40.76" calcext:value-type="float">
            <text:p><text:s/>9,7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17.86" calcext:value-type="float">
            <text:p><text:s/>8,6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68.02243" calcext:value-type="float">
            <text:p><text:s/>4,4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.06243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618.858617" calcext:value-type="float">
            <text:p><text:s/>345,6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918617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7476.466618" calcext:value-type="float">
            <text:p><text:s/>117,47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51.986618" calcext:value-type="float">
            <text:p><text:s/>152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90624.57980861" calcext:value-type="float">
            <text:p><text:s/>1,090,62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90624.57980861" calcext:value-type="float">
            <text:p><text:s/>1,090,6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12019.2250223" calcext:value-type="float">
            <text:p><text:s/>22,412,0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83.6" calcext:value-type="float">
            <text:p><text:s/>35,2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3159.661583" calcext:value-type="float">
            <text:p><text:s/>1,063,1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12019.2250223" calcext:value-type="float">
            <text:p><text:s/>22,412,0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83.6" calcext:value-type="float">
            <text:p><text:s/>35,2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3159.661583" calcext:value-type="float">
            <text:p><text:s/>1,063,1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134360.341583" calcext:value-type="float">
            <text:p>( 19,134,36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63159.661583" calcext:value-type="float">
            <text:p>( 1,063,16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70288.16114" calcext:value-type="float">
            <text:p><text:s/>670,288 <text:s/></text:p>
          </table:table-cell>
          <table:table-cell table:style-name="ce42" office:value-type="float" office:value="1134218.858587" calcext:value-type="float">
            <text:p><text:s/>1,134,219 <text:s/></text:p>
          </table:table-cell>
          <table:table-cell table:style-name="ce42" office:value-type="float" office:value="232368.979578" calcext:value-type="float">
            <text:p><text:s/>232,369 <text:s/></text:p>
          </table:table-cell>
          <table:table-cell table:style-name="ce42" office:value-type="float" office:value="12710546.497275" calcext:value-type="float">
            <text:p><text:s/>12,710,5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8431.778798" calcext:value-type="float">
            <text:p><text:s/>358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95330.882" calcext:value-type="float">
            <text:p><text:s/>11,595,3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011.300042" calcext:value-type="float">
            <text:p><text:s/>47,0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70288.16114" calcext:value-type="float">
            <text:p><text:s/>670,288 <text:s/></text:p>
          </table:table-cell>
          <table:table-cell table:style-name="ce42" office:value-type="float" office:value="1134218.858587" calcext:value-type="float">
            <text:p><text:s/>1,134,219 <text:s/></text:p>
          </table:table-cell>
          <table:table-cell table:style-name="ce42" office:value-type="float" office:value="232368.979578" calcext:value-type="float">
            <text:p><text:s/>232,369 <text:s/></text:p>
          </table:table-cell>
          <table:table-cell table:style-name="ce42" office:value-type="float" office:value="1068204.315233" calcext:value-type="float">
            <text:p><text:s/>1,068,2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8431.778798" calcext:value-type="float">
            <text:p><text:s/>358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6753.601494" calcext:value-type="float">
            <text:p><text:s/>436,7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55.712933" calcext:value-type="float">
            <text:p><text:s/>43,8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6753.601494" calcext:value-type="float">
            <text:p><text:s/>436,75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855.712933" calcext:value-type="float">
            <text:p><text:s/>43,85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49478.4" calcext:value-type="float">
            <text:p><text:s/>12,649,478 <text:s/></text:p>
          </table:table-cell>
          <table:table-cell table:number-columns-repeated="2" table:style-name="ce42" office:value-type="float" office:value="131742" calcext:value-type="float">
            <text:p><text:s/>131,7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457.6" calcext:value-type="float">
            <text:p><text:s/>106,4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91835.24" calcext:value-type="float">
            <text:p><text:s/>4,391,8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0215.2" calcext:value-type="float">
            <text:p><text:s/>830,2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6" calcext:value-type="float">
            <text:p><text:s/>1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848171.2" calcext:value-type="float">
            <text:p><text:s/>2,848,1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25.2" calcext:value-type="float">
            <text:p><text:s/>44,725 <text:s/></text:p>
          </table:table-cell>
          <table:table-cell table:number-columns-repeated="2" table:style-name="ce42" office:value-type="float" office:value="-255347.976" calcext:value-type="float">
            <text:p><text:s/>-255,3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0974.4" calcext:value-type="float">
            <text:p><text:s/>-10,974 <text:s/></text:p>
          </table:table-cell>
          <table:table-cell table:style-name="ce42" office:value-type="float" office:value="-3717.05" calcext:value-type="float">
            <text:p><text:s/>-3,7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604753.2" calcext:value-type="float">
            <text:p><text:s/>12,604,753 <text:s/></text:p>
          </table:table-cell>
          <table:table-cell table:number-columns-repeated="2" table:style-name="ce43" office:value-type="float" office:value="-4004901.264" calcext:value-type="float">
            <text:p><text:s/>-4,004,90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560954.4" calcext:value-type="float">
            <text:p><text:s/>-3,560,954 <text:s/></text:p>
          </table:table-cell>
          <table:table-cell table:style-name="ce43" office:value-type="float" office:value="3717.05" calcext:value-type="float">
            <text:p><text:s/>3,7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4673.94" calcext:value-type="float">
            <text:p><text:s/>2,944,674 <text:s/></text:p>
          </table:table-cell>
          <table:table-cell table:number-columns-repeated="2" table:style-name="ce42" office:value-type="float" office:value="23511.54" calcext:value-type="float">
            <text:p><text:s/>23,5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00.8" calcext:value-type="float">
            <text:p><text:s/>10,8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736.24" calcext:value-type="float">
            <text:p><text:s/>41,736 <text:s/></text:p>
          </table:table-cell>
          <table:table-cell table:number-columns-repeated="2" table:style-name="ce43" office:value-type="float" office:value="-90742.158" calcext:value-type="float">
            <text:p><text:s/>-90,74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8098.4" calcext:value-type="float">
            <text:p><text:s/>-48,098 <text:s/></text:p>
          </table:table-cell>
          <table:table-cell table:style-name="ce43" office:value-type="float" office:value="2153.05" calcext:value-type="float">
            <text:p><text:s/>2,1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52857.66" calcext:value-type="float">
            <text:p><text:s/>8,452,858 <text:s/></text:p>
          </table:table-cell>
          <table:table-cell table:number-columns-repeated="2" table:style-name="ce42" office:value-type="float" office:value="11962409.706" calcext:value-type="float">
            <text:p><text:s/>11,962,4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84095.2" calcext:value-type="float">
            <text:p><text:s/>3,784,095 <text:s/></text:p>
          </table:table-cell>
          <table:table-cell table:style-name="ce42" office:value-type="float" office:value="1951.6" calcext:value-type="float">
            <text:p><text:s/>1,9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52857.66" calcext:value-type="float">
            <text:p><text:s/>8,452,858 <text:s/></text:p>
          </table:table-cell>
          <table:table-cell table:number-columns-repeated="2" table:style-name="ce42" office:value-type="float" office:value="8847334.608" calcext:value-type="float">
            <text:p><text:s/>8,847,3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84095.2" calcext:value-type="float">
            <text:p><text:s/>3,784,095 <text:s/></text:p>
          </table:table-cell>
          <table:table-cell table:style-name="ce42" office:value-type="float" office:value="1951.6" calcext:value-type="float">
            <text:p><text:s/>1,95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115075.098" calcext:value-type="float">
            <text:p><text:s/>3,115,07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69.14" calcext:value-type="float">
            <text:p><text:s/>3,1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91.82" calcext:value-type="float">
            <text:p><text:s/>1,6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67.96" calcext:value-type="float">
            <text:p><text:s/>1,4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9.36" calcext:value-type="float">
            <text:p><text:s/>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071200.68" calcext:value-type="float">
            <text:p><text:s/>18,071,201 <text:s/></text:p>
          </table:table-cell>
          <table:table-cell table:number-columns-repeated="2" table:style-name="ce44" office:value-type="float" office:value="8021569.92" calcext:value-type="float">
            <text:p><text:s/>8,021,57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60438.4" calcext:value-type="float">
            <text:p><text:s/>260,438 <text:s/></text:p>
          </table:table-cell>
          <table:table-cell table:style-name="ce44" office:value-type="float" office:value="3515.6" calcext:value-type="float">
            <text:p><text:s/>3,51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021569.92" calcext:value-type="float">
            <text:p><text:s/>8,021,57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60438.4" calcext:value-type="float">
            <text:p><text:s/>260,438 <text:s/></text:p>
          </table:table-cell>
          <table:table-cell table:style-name="ce44" office:value-type="float" office:value="3515.6" calcext:value-type="float">
            <text:p><text:s/>3,5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75.94" calcext:value-type="float">
            <text:p><text:s/>4,7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5.2" calcext:value-type="float">
            <text:p><text:s/>795 <text:s/></text:p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2.22" calcext:value-type="float">
            <text:p><text:s/>2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.98" calcext:value-type="float">
            <text:p><text:s/>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.1" calcext:value-type="float">
            <text:p><text:s/>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5.2" calcext:value-type="float">
            <text:p><text:s/>7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5.44" calcext:value-type="float">
            <text:p><text:s/>1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6.08" calcext:value-type="float">
            <text:p><text:s/>1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36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9.78" calcext:value-type="float">
            <text:p><text:s/>4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1.72" calcext:value-type="float">
            <text:p><text:s/>2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99.08" calcext:value-type="float">
            <text:p><text:s/>3,4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7.16" calcext:value-type="float">
            <text:p><text:s/>4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.52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78038.67302" calcext:value-type="float">
            <text:p><text:s/>7,978,0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719.2" calcext:value-type="float">
            <text:p><text:s/>97,7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7719.2" calcext:value-type="float">
            <text:p><text:s/>97,7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78038.67302" calcext:value-type="float">
            <text:p><text:s/>7,978,0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222.98698" calcext:value-type="float">
            <text:p><text:s/>8,2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222.98698" calcext:value-type="float">
            <text:p><text:s/>8,2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532.32" calcext:value-type="float">
            <text:p><text:s/>30,5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924" calcext:value-type="float">
            <text:p><text:s/>161,924 <text:s/></text:p>
          </table:table-cell>
          <table:table-cell table:style-name="ce42" office:value-type="float" office:value="3514.75" calcext:value-type="float">
            <text:p><text:s/>3,5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311.55" calcext:value-type="float">
            <text:p><text:s/>1,3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853.86" calcext:value-type="float">
            <text:p><text:s/>6,8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36.4" calcext:value-type="float">
            <text:p><text:s/>2,6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.8" calcext:value-type="float">
            <text:p><text:s/>1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315.14" calcext:value-type="float">
            <text:p><text:s/>19,3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823.2" calcext:value-type="float">
            <text:p><text:s/>161,8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726.92" calcext:value-type="float">
            <text:p><text:s/>1,72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03.2" calcext:value-type="float">
            <text:p><text:s/>2,20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71200.68" calcext:value-type="float">
            <text:p><text:s/>18,071,2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71200.68" calcext:value-type="float">
            <text:p><text:s/>18,071,2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071200.68" calcext:value-type="float">
            <text:p>( 18,071,20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8792.88" calcext:value-type="float">
            <text:p><text:s/>38,793 <text:s/></text:p>
          </table:table-cell>
          <table:table-cell table:style-name="ce42" office:value-type="float" office:value="2486011.2" calcext:value-type="float">
            <text:p><text:s/>2,486,0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8027.84" calcext:value-type="float">
            <text:p><text:s/>318,028 <text:s/></text:p>
          </table:table-cell>
          <table:table-cell table:style-name="ce42" office:value-type="float" office:value="172320" calcext:value-type="float">
            <text:p><text:s/>172,320 <text:s/></text:p>
          </table:table-cell>
          <table:table-cell table:style-name="ce42" office:value-type="float" office:value="1237897.50199232" calcext:value-type="float">
            <text:p><text:s/>1,237,898 <text:s/></text:p>
          </table:table-cell>
          <table:table-cell table:style-name="ce42" office:value-type="float" office:value="103147.2" calcext:value-type="float">
            <text:p><text:s/>103,147 <text:s/></text:p>
          </table:table-cell>
          <table:table-cell table:style-name="ce42" office:value-type="float" office:value="45395.2" calcext:value-type="float">
            <text:p><text:s/>45,395 <text:s/></text:p>
          </table:table-cell>
          <table:table-cell table:style-name="ce42" office:value-type="float" office:value="263439" calcext:value-type="float">
            <text:p><text:s/>263,4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291394.95688" calcext:value-type="float">
            <text:p><text:s/>8,291,395 <text:s/></text:p>
          </table:table-cell>
          <table:table-cell table:style-name="ce42" office:value-type="float" office:value="1556837.76" calcext:value-type="float">
            <text:p><text:s/>1,556,838 <text:s/></text:p>
          </table:table-cell>
          <table:table-cell table:style-name="ce42" office:value-type="float" office:value="57.6" calcext:value-type="float">
            <text:p><text:s/>58 <text:s/></text:p>
          </table:table-cell>
          <table:table-cell table:style-name="ce42" office:value-type="float" office:value="684043.2" calcext:value-type="float">
            <text:p><text:s/>684,043 <text:s/></text:p>
          </table:table-cell>
          <table:table-cell table:style-name="ce42" office:value-type="float" office:value="250248" calcext:value-type="float">
            <text:p><text:s/>250,248 <text:s/></text:p>
          </table:table-cell>
          <table:table-cell table:style-name="ce42" office:value-type="float" office:value="268284.118553064" calcext:value-type="float">
            <text:p><text:s/>268,284 <text:s/></text:p>
          </table:table-cell>
          <table:table-cell table:style-name="ce42" office:value-type="float" office:value="9989.1" calcext:value-type="float">
            <text:p><text:s/>9,989 <text:s/></text:p>
          </table:table-cell>
          <table:table-cell table:style-name="ce42" office:value-type="float" office:value="444524.46" calcext:value-type="float">
            <text:p><text:s/>444,524 <text:s/></text:p>
          </table:table-cell>
          <table:table-cell table:style-name="ce42" office:value-type="float" office:value="115598.7" calcext:value-type="float">
            <text:p><text:s/>115,5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98311.92" calcext:value-type="float">
            <text:p><text:s/>98,312 <text:s/></text:p>
          </table:table-cell>
          <table:table-cell table:style-name="ce42" office:value-type="float" office:value="1112495.04" calcext:value-type="float">
            <text:p><text:s/>1,112,495 <text:s/></text:p>
          </table:table-cell>
          <table:table-cell table:style-name="ce42" office:value-type="float" office:value="57.6" calcext:value-type="float">
            <text:p><text:s/>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41974.47068" calcext:value-type="float">
            <text:p><text:s/>141,974 <text:s/></text:p>
          </table:table-cell>
          <table:table-cell table:style-name="ce42" office:value-type="float" office:value="-27411.759552" calcext:value-type="float">
            <text:p><text:s/>-27,412 <text:s/></text:p>
          </table:table-cell>
          <table:table-cell table:style-name="ce42" office:value-type="float" office:value="-2810.7" calcext:value-type="float">
            <text:p><text:s/>-2,811 <text:s/></text:p>
          </table:table-cell>
          <table:table-cell table:style-name="ce42" office:value-type="float" office:value="26736.96" calcext:value-type="float">
            <text:p><text:s/>26,737 <text:s/></text:p>
          </table:table-cell>
          <table:table-cell table:style-name="ce42" office:value-type="float" office:value="-46062" calcext:value-type="float">
            <text:p><text:s/>-46,062 <text:s/></text:p>
          </table:table-cell>
          <table:table-cell table:style-name="ce42" office:value-type="float" office:value="2020.22" calcext:value-type="float">
            <text:p><text:s/>2,0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6556.72" calcext:value-type="float">
            <text:p><text:s/>-6,557 <text:s/></text:p>
          </table:table-cell>
          <table:table-cell table:style-name="ce42" office:value-type="float" office:value="-177715.8" calcext:value-type="float">
            <text:p><text:s/>-177,71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8492888.46756" calcext:value-type="float">
            <text:p><text:s/>-8,492,888 <text:s/></text:p>
          </table:table-cell>
          <table:table-cell table:style-name="ce43" office:value-type="float" office:value="-155909.840448" calcext:value-type="float">
            <text:p><text:s/>-155,910 <text:s/></text:p>
          </table:table-cell>
          <table:table-cell table:style-name="ce43" office:value-type="float" office:value="2695.5" calcext:value-type="float">
            <text:p><text:s/>2,696 <text:s/></text:p>
          </table:table-cell>
          <table:table-cell table:style-name="ce43" office:value-type="float" office:value="-392752.32" calcext:value-type="float">
            <text:p><text:s/>-392,752 <text:s/></text:p>
          </table:table-cell>
          <table:table-cell table:style-name="ce43" office:value-type="float" office:value="-31866" calcext:value-type="float">
            <text:p><text:s/>-31,866 <text:s/></text:p>
          </table:table-cell>
          <table:table-cell table:style-name="ce43" office:value-type="float" office:value="967593.163439257" calcext:value-type="float">
            <text:p><text:s/>967,593 <text:s/></text:p>
          </table:table-cell>
          <table:table-cell table:style-name="ce43" office:value-type="float" office:value="93158.1" calcext:value-type="float">
            <text:p><text:s/>93,158 <text:s/></text:p>
          </table:table-cell>
          <table:table-cell table:style-name="ce43" office:value-type="float" office:value="-392572.54" calcext:value-type="float">
            <text:p><text:s/>-392,573 <text:s/></text:p>
          </table:table-cell>
          <table:table-cell table:style-name="ce43" office:value-type="float" office:value="325556.1" calcext:value-type="float">
            <text:p><text:s/>325,5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6089.56" calcext:value-type="float">
            <text:p><text:s/>26,090 <text:s/></text:p>
          </table:table-cell>
          <table:table-cell table:style-name="ce42" office:value-type="float" office:value="394523.52" calcext:value-type="float">
            <text:p><text:s/>394,524 <text:s/></text:p>
          </table:table-cell>
          <table:table-cell table:style-name="ce42" office:value-type="float" office:value="1727.1" calcext:value-type="float">
            <text:p><text:s/>1,727 <text:s/></text:p>
          </table:table-cell>
          <table:table-cell table:style-name="ce42" office:value-type="float" office:value="646.08" calcext:value-type="float">
            <text:p><text:s/>6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4.23" calcext:value-type="float">
            <text:p><text:s/>2,4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843.7" calcext:value-type="float">
            <text:p><text:s/>275,84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29883.02184" calcext:value-type="float">
            <text:p><text:s/>29,883 <text:s/></text:p>
          </table:table-cell>
          <table:table-cell table:style-name="ce43" office:value-type="float" office:value="-48379.978998" calcext:value-type="float">
            <text:p><text:s/>-48,38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0736.460557768" calcext:value-type="float">
            <text:p><text:s/>120,736 <text:s/></text:p>
          </table:table-cell>
          <table:table-cell table:style-name="ce42" office:value-type="float" office:value="2627101.13898507" calcext:value-type="float">
            <text:p><text:s/>2,627,1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339.1" calcext:value-type="float">
            <text:p><text:s/>79,339 <text:s/></text:p>
          </table:table-cell>
          <table:table-cell table:style-name="ce42" office:value-type="float" office:value="15047.72730498" calcext:value-type="float">
            <text:p><text:s/>15,0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8358.52" calcext:value-type="float">
            <text:p><text:s/>118,359 <text:s/></text:p>
          </table:table-cell>
          <table:table-cell table:style-name="ce42" office:value-type="float" office:value="2558104.32" calcext:value-type="float">
            <text:p><text:s/>2,558,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45.28" calcext:value-type="float">
            <text:p><text:s/>14,9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377.9405577676" calcext:value-type="float">
            <text:p><text:s/>2,378 <text:s/></text:p>
          </table:table-cell>
          <table:table-cell table:style-name="ce43" office:value-type="float" office:value="54051.5389850676" calcext:value-type="float">
            <text:p><text:s/>54,05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9339.1" calcext:value-type="float">
            <text:p><text:s/>79,339 <text:s/></text:p>
          </table:table-cell>
          <table:table-cell table:style-name="ce43" office:value-type="float" office:value="15047.72730498" calcext:value-type="float">
            <text:p><text:s/>15,0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3441761.9294" calcext:value-type="float">
            <text:p><text:s/>13,441,762 <text:s/></text:p>
          </table:table-cell>
          <table:table-cell table:style-name="ce42" office:value-type="float" office:value="4996838.47041" calcext:value-type="float">
            <text:p><text:s/>4,996,838 <text:s/></text:p>
          </table:table-cell>
          <table:table-cell table:style-name="ce42" office:value-type="float" office:value="851.4" calcext:value-type="float">
            <text:p><text:s/>851 <text:s/></text:p>
          </table:table-cell>
          <table:table-cell table:style-name="ce42" office:value-type="float" office:value="899103.36" calcext:value-type="float">
            <text:p><text:s/>899,103 <text:s/></text:p>
          </table:table-cell>
          <table:table-cell table:style-name="ce42" office:value-type="float" office:value="509824" calcext:value-type="float">
            <text:p><text:s/>509,824 <text:s/></text:p>
          </table:table-cell>
          <table:table-cell table:style-name="ce42" office:value-type="float" office:value="72516.27" calcext:value-type="float">
            <text:p><text:s/>72,5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3455.72" calcext:value-type="float">
            <text:p><text:s/>963,456 <text:s/></text:p>
          </table:table-cell>
          <table:table-cell table:style-name="ce42" office:value-type="float" office:value="1101542.48" calcext:value-type="float">
            <text:p><text:s/>1,101,5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400713.9854" calcext:value-type="float">
            <text:p><text:s/>13,400,714 <text:s/></text:p>
          </table:table-cell>
          <table:table-cell table:style-name="ce42" office:value-type="float" office:value="4996838.47041" calcext:value-type="float">
            <text:p><text:s/>4,996,838 <text:s/></text:p>
          </table:table-cell>
          <table:table-cell table:style-name="ce42" office:value-type="float" office:value="851.4" calcext:value-type="float">
            <text:p><text:s/>851 <text:s/></text:p>
          </table:table-cell>
          <table:table-cell table:style-name="ce42" office:value-type="float" office:value="899103.36" calcext:value-type="float">
            <text:p><text:s/>899,103 <text:s/></text:p>
          </table:table-cell>
          <table:table-cell table:style-name="ce42" office:value-type="float" office:value="509824" calcext:value-type="float">
            <text:p><text:s/>509,824 <text:s/></text:p>
          </table:table-cell>
          <table:table-cell table:style-name="ce42" office:value-type="float" office:value="72516.27" calcext:value-type="float">
            <text:p><text:s/>72,5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3455.72" calcext:value-type="float">
            <text:p><text:s/>963,456 <text:s/></text:p>
          </table:table-cell>
          <table:table-cell table:style-name="ce42" office:value-type="float" office:value="1051748.216" calcext:value-type="float">
            <text:p><text:s/>1,051,74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1047.944" calcext:value-type="float">
            <text:p><text:s/>41,04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49794.264" calcext:value-type="float">
            <text:p><text:s/>49,7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695.64" calcext:value-type="float">
            <text:p><text:s/>27,696 <text:s/></text:p>
          </table:table-cell>
          <table:table-cell table:style-name="ce42" office:value-type="float" office:value="74180.3383509984" calcext:value-type="float">
            <text:p><text:s/>74,1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8278.42" calcext:value-type="float">
            <text:p><text:s/>448,278 <text:s/></text:p>
          </table:table-cell>
          <table:table-cell table:style-name="ce42" office:value-type="float" office:value="41367.59269502" calcext:value-type="float">
            <text:p><text:s/>41,3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3.44" calcext:value-type="float">
            <text:p><text:s/>1,6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58.24" calcext:value-type="float">
            <text:p><text:s/>16,4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7695.64" calcext:value-type="float">
            <text:p><text:s/>27,696 <text:s/></text:p>
          </table:table-cell>
          <table:table-cell table:style-name="ce42" office:value-type="float" office:value="55951.8583509984" calcext:value-type="float">
            <text:p><text:s/>55,9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8278.42" calcext:value-type="float">
            <text:p><text:s/>448,278 <text:s/></text:p>
          </table:table-cell>
          <table:table-cell table:style-name="ce42" office:value-type="float" office:value="41367.59269502" calcext:value-type="float">
            <text:p><text:s/>41,3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6.8" calcext:value-type="float">
            <text:p><text:s/>7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744468.77944223" calcext:value-type="float">
            <text:p><text:s/>4,744,469 <text:s/></text:p>
          </table:table-cell>
          <table:table-cell table:style-name="ce44" office:value-type="float" office:value="1793503.61162393" calcext:value-type="float">
            <text:p><text:s/>1,793,504 <text:s/></text:p>
          </table:table-cell>
          <table:table-cell table:style-name="ce44" office:value-type="float" office:value="1819.8" calcext:value-type="float">
            <text:p><text:s/>1,820 <text:s/></text:p>
          </table:table-cell>
          <table:table-cell table:style-name="ce44" office:value-type="float" office:value="505704.96" calcext:value-type="float">
            <text:p><text:s/>505,705 <text:s/></text:p>
          </table:table-cell>
          <table:table-cell table:style-name="ce44" office:value-type="float" office:value="477958" calcext:value-type="float">
            <text:p><text:s/>477,958 <text:s/></text:p>
          </table:table-cell>
          <table:table-cell table:style-name="ce44" office:value-type="float" office:value="1037635.20343926" calcext:value-type="float">
            <text:p><text:s/>1,037,635 <text:s/></text:p>
          </table:table-cell>
          <table:table-cell table:style-name="ce44" office:value-type="float" office:value="93158.1" calcext:value-type="float">
            <text:p><text:s/>93,158 <text:s/></text:p>
          </table:table-cell>
          <table:table-cell table:style-name="ce44" office:value-type="float" office:value="43265.66" calcext:value-type="float">
            <text:p><text:s/>43,266 <text:s/></text:p>
          </table:table-cell>
          <table:table-cell table:style-name="ce44" office:value-type="float" office:value="1094839.56" calcext:value-type="float">
            <text:p><text:s/>1,094,84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744468.77944223" calcext:value-type="float">
            <text:p><text:s/>4,744,469 <text:s/></text:p>
          </table:table-cell>
          <table:table-cell table:style-name="ce44" office:value-type="float" office:value="1793503.61162393" calcext:value-type="float">
            <text:p><text:s/>1,793,50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006" calcext:value-type="float">
            <text:p><text:s/>12,0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2729.3794422324" calcext:value-type="float">
            <text:p><text:s/>92,729 <text:s/></text:p>
          </table:table-cell>
          <table:table-cell table:style-name="ce42" office:value-type="float" office:value="1376257.85162393" calcext:value-type="float">
            <text:p><text:s/>1,376,2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06" calcext:value-type="float">
            <text:p><text:s/>12,0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4579.68" calcext:value-type="float">
            <text:p><text:s/>4,580 <text:s/></text:p>
          </table:table-cell>
          <table:table-cell table:style-name="ce42" office:value-type="float" office:value="24495.36" calcext:value-type="float">
            <text:p><text:s/>24,4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960.8826966292" calcext:value-type="float">
            <text:p><text:s/>2,961 <text:s/></text:p>
          </table:table-cell>
          <table:table-cell table:style-name="ce42" office:value-type="float" office:value="158774.745538877" calcext:value-type="float">
            <text:p><text:s/>158,7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77.88" calcext:value-type="float">
            <text:p><text:s/>678 <text:s/></text:p>
          </table:table-cell>
          <table:table-cell table:style-name="ce42" office:value-type="float" office:value="144049.158360778" calcext:value-type="float">
            <text:p><text:s/>144,0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7.8" calcext:value-type="float">
            <text:p><text:s/>38 <text:s/></text:p>
          </table:table-cell>
          <table:table-cell table:style-name="ce42" office:value-type="float" office:value="14186.88" calcext:value-type="float">
            <text:p><text:s/>14,1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25.12" calcext:value-type="float">
            <text:p><text:s/>4,7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14" calcext:value-type="float">
            <text:p><text:s/>714 <text:s/></text:p>
          </table:table-cell>
          <table:table-cell table:style-name="ce42" office:value-type="float" office:value="65641.8342832428" calcext:value-type="float">
            <text:p><text:s/>65,6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80.64" calcext:value-type="float">
            <text:p><text:s/>81 <text:s/></text:p>
          </table:table-cell>
          <table:table-cell table:style-name="ce42" office:value-type="float" office:value="618.24" calcext:value-type="float">
            <text:p><text:s/>6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3420.0167455864" calcext:value-type="float">
            <text:p><text:s/>53,420 <text:s/></text:p>
          </table:table-cell>
          <table:table-cell table:style-name="ce42" office:value-type="float" office:value="301101.398377104" calcext:value-type="float">
            <text:p><text:s/>301,1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3293.8" calcext:value-type="float">
            <text:p><text:s/>53,294 <text:s/></text:p>
          </table:table-cell>
          <table:table-cell table:style-name="ce42" office:value-type="float" office:value="184636.730274614" calcext:value-type="float">
            <text:p><text:s/>184,6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070.16" calcext:value-type="float">
            <text:p>( 1,070 <text:s/>)</text:p>
          </table:table-cell>
          <table:table-cell table:style-name="ce45" office:value-type="float" office:value="144576.293064797" calcext:value-type="float">
            <text:p>( 144,57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2223.64" calcext:value-type="float">
            <text:p>( 52,224 <text:s/>)</text:p>
          </table:table-cell>
          <table:table-cell table:style-name="ce45" office:value-type="float" office:value="40060.4372098176" calcext:value-type="float">
            <text:p>( 40,06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.2167455864" calcext:value-type="float">
            <text:p><text:s/>0 <text:s/></text:p>
          </table:table-cell>
          <table:table-cell table:style-name="ce42" office:value-type="float" office:value="83076.0261307008" calcext:value-type="float">
            <text:p><text:s/>83,0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388.6419717888" calcext:value-type="float">
            <text:p><text:s/>33,3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26" calcext:value-type="float">
            <text:p><text:s/>126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366.68" calcext:value-type="float">
            <text:p><text:s/>1,367 <text:s/></text:p>
          </table:table-cell>
          <table:table-cell table:style-name="ce42" office:value-type="float" office:value="57397.44" calcext:value-type="float">
            <text:p><text:s/>57,3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1.76" calcext:value-type="float">
            <text:p><text:s/>12 <text:s/></text:p>
          </table:table-cell>
          <table:table-cell table:style-name="ce42" office:value-type="float" office:value="29920.32" calcext:value-type="float">
            <text:p><text:s/>29,9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2.76" calcext:value-type="float">
            <text:p><text:s/>33 <text:s/></text:p>
          </table:table-cell>
          <table:table-cell table:style-name="ce46" office:value-type="float" office:value="33675.84" calcext:value-type="float">
            <text:p><text:s/>33,67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0625.16" calcext:value-type="float">
            <text:p><text:s/>10,625 <text:s/></text:p>
          </table:table-cell>
          <table:table-cell table:style-name="ce42" office:value-type="float" office:value="175346.88" calcext:value-type="float">
            <text:p><text:s/>175,3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9187.08" calcext:value-type="float">
            <text:p><text:s/>9,187 <text:s/></text:p>
          </table:table-cell>
          <table:table-cell table:style-name="ce42" office:value-type="float" office:value="18522.24" calcext:value-type="float">
            <text:p><text:s/>18,5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438.08" calcext:value-type="float">
            <text:p><text:s/>1,438 <text:s/></text:p>
          </table:table-cell>
          <table:table-cell table:style-name="ce42" office:value-type="float" office:value="156824.64" calcext:value-type="float">
            <text:p><text:s/>156,8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63.8" calcext:value-type="float">
            <text:p>( 164 <text:s/>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772.8" calcext:value-type="float">
            <text:p>( 773 <text:s/>)</text:p>
          </table:table-cell>
          <table:table-cell table:number-columns-repeated="8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596.08" calcext:value-type="float">
            <text:p><text:s/>5,596 <text:s/></text:p>
          </table:table-cell>
          <table:table-cell table:style-name="ce42" office:value-type="float" office:value="159205.9104" calcext:value-type="float">
            <text:p><text:s/>159,2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06" calcext:value-type="float">
            <text:p><text:s/>12,00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457.48" calcext:value-type="float">
            <text:p><text:s/>5,457 <text:s/></text:p>
          </table:table-cell>
          <table:table-cell table:style-name="ce42" office:value-type="float" office:value="141893.2704" calcext:value-type="float">
            <text:p><text:s/>141,8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06" calcext:value-type="float">
            <text:p><text:s/>12,00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38.6" calcext:value-type="float">
            <text:p><text:s/>139 <text:s/></text:p>
          </table:table-cell>
          <table:table-cell table:style-name="ce42" office:value-type="float" office:value="17312.64" calcext:value-type="float">
            <text:p><text:s/>17,3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1.2" calcext:value-type="float">
            <text:p><text:s/>151 <text:s/></text:p>
          </table:table-cell>
          <table:table-cell table:style-name="ce42" office:value-type="float" office:value="38798.4" calcext:value-type="float">
            <text:p><text:s/>38,7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07.52" calcext:value-type="float">
            <text:p><text:s/>108 <text:s/></text:p>
          </table:table-cell>
          <table:table-cell table:style-name="ce46" office:value-type="float" office:value="4785.6" calcext:value-type="float">
            <text:p><text:s/>4,78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952.24" calcext:value-type="float">
            <text:p><text:s/>5,952 <text:s/></text:p>
          </table:table-cell>
          <table:table-cell table:style-name="ce42" office:value-type="float" office:value="41069.1845039328" calcext:value-type="float">
            <text:p><text:s/>41,0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184.44" calcext:value-type="float">
            <text:p><text:s/>3,184 <text:s/></text:p>
          </table:table-cell>
          <table:table-cell table:style-name="ce42" office:value-type="float" office:value="15865.92" calcext:value-type="float">
            <text:p><text:s/>15,8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26.84" calcext:value-type="float">
            <text:p><text:s/>127 <text:s/></text:p>
          </table:table-cell>
          <table:table-cell table:style-name="ce42" office:value-type="float" office:value="7874.88" calcext:value-type="float">
            <text:p><text:s/>7,8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18.2400000168" calcext:value-type="float">
            <text:p><text:s/>618 <text:s/></text:p>
          </table:table-cell>
          <table:table-cell table:style-name="ce42" office:value-type="float" office:value="2.688" calcext:value-type="float">
            <text:p><text:s/>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2485.56" calcext:value-type="float">
            <text:p><text:s/>2,486 <text:s/></text:p>
          </table:table-cell>
          <table:table-cell table:style-name="ce42" office:value-type="float" office:value="53199.36" calcext:value-type="float">
            <text:p><text:s/>53,1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5522.69216" calcext:value-type="float">
            <text:p><text:s/>45,52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992675.19" calcext:value-type="float">
            <text:p><text:s/>3,992,675 <text:s/></text:p>
          </table:table-cell>
          <table:table-cell table:style-name="ce42" office:value-type="float" office:value="89367.36" calcext:value-type="float">
            <text:p><text:s/>89,3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891812.19" calcext:value-type="float">
            <text:p><text:s/>3,891,81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6952.88" calcext:value-type="float">
            <text:p><text:s/>16,95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3910.12" calcext:value-type="float">
            <text:p><text:s/>83,910 <text:s/></text:p>
          </table:table-cell>
          <table:table-cell table:style-name="ce42" office:value-type="float" office:value="89367.36" calcext:value-type="float">
            <text:p><text:s/>89,3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43333.41" calcext:value-type="float">
            <text:p><text:s/>343,333 <text:s/></text:p>
          </table:table-cell>
          <table:table-cell table:style-name="ce42" office:value-type="float" office:value="32712" calcext:value-type="float">
            <text:p><text:s/>32,7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7039.57" calcext:value-type="float">
            <text:p><text:s/>57,040 <text:s/></text:p>
          </table:table-cell>
          <table:table-cell table:style-name="ce42" office:value-type="float" office:value="2527.68" calcext:value-type="float">
            <text:p><text:s/>2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286293.84" calcext:value-type="float">
            <text:p><text:s/>286,294 <text:s/></text:p>
          </table:table-cell>
          <table:table-cell table:style-name="ce43" office:value-type="float" office:value="30184.32" calcext:value-type="float">
            <text:p><text:s/>30,18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5730.8" calcext:value-type="float">
            <text:p><text:s/>315,731 <text:s/></text:p>
          </table:table-cell>
          <table:table-cell table:style-name="ce42" office:value-type="float" office:value="295166.4" calcext:value-type="float">
            <text:p><text:s/>295,1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6918.16" calcext:value-type="float">
            <text:p><text:s/>86,918 <text:s/></text:p>
          </table:table-cell>
          <table:table-cell table:style-name="ce42" office:value-type="float" office:value="229846.08" calcext:value-type="float">
            <text:p><text:s/>229,8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69.64" calcext:value-type="float">
            <text:p><text:s/>270 <text:s/></text:p>
          </table:table-cell>
          <table:table-cell table:style-name="ce42" office:value-type="float" office:value="2787.84" calcext:value-type="float">
            <text:p><text:s/>2,7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9692.76" calcext:value-type="float">
            <text:p><text:s/>9,693 <text:s/></text:p>
          </table:table-cell>
          <table:table-cell table:style-name="ce42" office:value-type="float" office:value="48" calcext:value-type="float">
            <text:p><text:s/>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64" calcext:value-type="float">
            <text:p><text:s/>1,76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85.64" calcext:value-type="float">
            <text:p><text:s/>186 <text:s/></text:p>
          </table:table-cell>
          <table:table-cell table:style-name="ce42" office:value-type="float" office:value="1533.12" calcext:value-type="float">
            <text:p><text:s/>1,5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1353.92" calcext:value-type="float">
            <text:p><text:s/>161,354 <text:s/></text:p>
          </table:table-cell>
          <table:table-cell table:style-name="ce42" office:value-type="float" office:value="3103.68" calcext:value-type="float">
            <text:p><text:s/>3,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5546.68" calcext:value-type="float">
            <text:p><text:s/>55,547 <text:s/></text:p>
          </table:table-cell>
          <table:table-cell table:style-name="ce43" office:value-type="float" office:value="57847.68" calcext:value-type="float">
            <text:p><text:s/>57,84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9.8" calcext:value-type="float">
            <text:p><text:s/>1,820 <text:s/></text:p>
          </table:table-cell>
          <table:table-cell table:style-name="ce42" office:value-type="float" office:value="505704.96" calcext:value-type="float">
            <text:p><text:s/>505,705 <text:s/></text:p>
          </table:table-cell>
          <table:table-cell table:style-name="ce42" office:value-type="float" office:value="477958" calcext:value-type="float">
            <text:p><text:s/>477,958 <text:s/></text:p>
          </table:table-cell>
          <table:table-cell table:style-name="ce42" office:value-type="float" office:value="1037635.20343926" calcext:value-type="float">
            <text:p><text:s/>1,037,635 <text:s/></text:p>
          </table:table-cell>
          <table:table-cell table:style-name="ce42" office:value-type="float" office:value="93158.1" calcext:value-type="float">
            <text:p><text:s/>93,158 <text:s/></text:p>
          </table:table-cell>
          <table:table-cell table:style-name="ce42" office:value-type="float" office:value="43265.66" calcext:value-type="float">
            <text:p><text:s/>43,266 <text:s/></text:p>
          </table:table-cell>
          <table:table-cell table:style-name="ce42" office:value-type="float" office:value="1082833.56" calcext:value-type="float">
            <text:p><text:s/>1,082,83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9.8" calcext:value-type="float">
            <text:p><text:s/>1,820 <text:s/></text:p>
          </table:table-cell>
          <table:table-cell table:style-name="ce42" office:value-type="float" office:value="505704.96" calcext:value-type="float">
            <text:p><text:s/>505,705 <text:s/></text:p>
          </table:table-cell>
          <table:table-cell table:style-name="ce42" office:value-type="float" office:value="477958" calcext:value-type="float">
            <text:p><text:s/>477,958 <text:s/></text:p>
          </table:table-cell>
          <table:table-cell table:style-name="ce42" office:value-type="float" office:value="1037635.20343926" calcext:value-type="float">
            <text:p><text:s/>1,037,635 <text:s/></text:p>
          </table:table-cell>
          <table:table-cell table:style-name="ce42" office:value-type="float" office:value="93158.1" calcext:value-type="float">
            <text:p><text:s/>93,158 <text:s/></text:p>
          </table:table-cell>
          <table:table-cell table:style-name="ce42" office:value-type="float" office:value="43265.66" calcext:value-type="float">
            <text:p><text:s/>43,266 <text:s/></text:p>
          </table:table-cell>
          <table:table-cell table:style-name="ce42" office:value-type="float" office:value="1082833.56" calcext:value-type="float">
            <text:p><text:s/>1,082,83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17485.796342889" calcext:value-type="float">
            <text:p><text:s/>517,486 <text:s/></text:p>
          </table:table-cell>
          <table:table-cell table:style-name="ce42" office:value-type="float" office:value="11503594.1368291" calcext:value-type="float">
            <text:p><text:s/>11,503,5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727.702379" calcext:value-type="float">
            <text:p><text:s/>265,728 <text:s/></text:p>
          </table:table-cell>
          <table:table-cell table:style-name="ce42" office:value-type="float" office:value="65307.082926" calcext:value-type="float">
            <text:p><text:s/>65,30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10183.280361889" calcext:value-type="float">
            <text:p><text:s/>510,183 <text:s/></text:p>
          </table:table-cell>
          <table:table-cell table:style-name="ce42" office:value-type="float" office:value="11085147.6016381" calcext:value-type="float">
            <text:p><text:s/>11,085,1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011.300042" calcext:value-type="float">
            <text:p><text:s/>47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302.515981" calcext:value-type="float">
            <text:p><text:s/>7,303 <text:s/></text:p>
          </table:table-cell>
          <table:table-cell table:style-name="ce42" office:value-type="float" office:value="371435.235149" calcext:value-type="float">
            <text:p><text:s/>371,4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727.702379" calcext:value-type="float">
            <text:p><text:s/>265,728 <text:s/></text:p>
          </table:table-cell>
          <table:table-cell table:style-name="ce42" office:value-type="float" office:value="65307.082926" calcext:value-type="float">
            <text:p><text:s/>65,30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331.179788" calcext:value-type="float">
            <text:p><text:s/>1,331 <text:s/></text:p>
          </table:table-cell>
          <table:table-cell table:style-name="ce42" office:value-type="float" office:value="91100.335385" calcext:value-type="float">
            <text:p><text:s/>91,1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0466.373388" calcext:value-type="float">
            <text:p><text:s/>300,466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331.179788" calcext:value-type="float">
            <text:p><text:s/>1,331 <text:s/></text:p>
          </table:table-cell>
          <table:table-cell table:style-name="ce43" office:value-type="float" office:value="91100.335385" calcext:value-type="float">
            <text:p><text:s/>91,10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00466.373388" calcext:value-type="float">
            <text:p><text:s/>300,466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12560.8" calcext:value-type="float">
            <text:p><text:s/>212,56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459610.278874" calcext:value-type="float">
            <text:p><text:s/>1,459,610 <text:s/></text:p>
          </table:table-cell>
          <table:table-cell table:style-name="ce41" office:value-type="float" office:value="160755.491074" calcext:value-type="float">
            <text:p><text:s/>160,755 <text:s/></text:p>
          </table:table-cell>
          <table:table-cell table:style-name="ce41" office:value-type="float" office:value="150035.9407" calcext:value-type="float">
            <text:p><text:s/>150,036 <text:s/></text:p>
          </table:table-cell>
          <table:table-cell table:style-name="ce41" office:value-type="float" office:value="4232.19525" calcext:value-type="float">
            <text:p><text:s/>4,232 <text:s/></text:p>
          </table:table-cell>
          <table:table-cell table:style-name="ce41" office:value-type="float" office:value="6487.355124" calcext:value-type="float">
            <text:p><text:s/>6,487 <text:s/></text:p>
          </table:table-cell>
          <table:table-cell table:style-name="ce41" office:value-type="float" office:value="1298854.7878" calcext:value-type="float">
            <text:p><text:s/>1,298,85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9774594.2763933" calcext:value-type="float">
            <text:p><text:s/>19,774,5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74594.2763933" calcext:value-type="float">
            <text:p><text:s/>19,774,594 <text:s/></text:p>
          </table:table-cell>
          <table:table-cell table:number-columns-repeated="2" table:style-name="ce42" office:value-type="float" office:value="74.28885" calcext:value-type="float">
            <text:p><text:s/>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.28885" calcext:value-type="float">
            <text:p><text:s/>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26.7679" calcext:value-type="float">
            <text:p><text:s/>4,6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26.7679" calcext:value-type="float">
            <text:p><text:s/>4,6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06536.379592207" calcext:value-type="float">
            <text:p><text:s/>106,536 <text:s/></text:p>
          </table:table-cell>
          <table:table-cell table:style-name="ce42" office:value-type="float" office:value="103707.68" calcext:value-type="float">
            <text:p><text:s/>103,708 <text:s/></text:p>
          </table:table-cell>
          <table:table-cell table:style-name="ce42" office:value-type="float" office:value="2828.69959220663" calcext:value-type="float">
            <text:p><text:s/>2,829 <text:s/></text:p>
          </table:table-cell>
          <table:table-cell table:number-columns-repeated="2" table:style-name="ce42" office:value-type="float" office:value="-531.26925" calcext:value-type="float">
            <text:p><text:s/>-5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531.26925" calcext:value-type="float">
            <text:p><text:s/>-5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9880618.6968011" calcext:value-type="float">
            <text:p><text:s/>19,880,619 <text:s/></text:p>
          </table:table-cell>
          <table:table-cell table:style-name="ce43" office:value-type="float" office:value="108853.12" calcext:value-type="float">
            <text:p><text:s/>108,853 <text:s/></text:p>
          </table:table-cell>
          <table:table-cell table:style-name="ce43" office:value-type="float" office:value="19771765.5768011" calcext:value-type="float">
            <text:p><text:s/>19,771,766 <text:s/></text:p>
          </table:table-cell>
          <table:table-cell table:style-name="ce43" office:value-type="float" office:value="1455589.069074" calcext:value-type="float">
            <text:p><text:s/>1,455,589 <text:s/></text:p>
          </table:table-cell>
          <table:table-cell table:style-name="ce43" office:value-type="float" office:value="156734.281274" calcext:value-type="float">
            <text:p><text:s/>156,734 <text:s/></text:p>
          </table:table-cell>
          <table:table-cell table:style-name="ce43" office:value-type="float" office:value="150035.9407" calcext:value-type="float">
            <text:p><text:s/>150,036 <text:s/></text:p>
          </table:table-cell>
          <table:table-cell table:style-name="ce43" office:value-type="float" office:value="210.98545" calcext:value-type="float">
            <text:p><text:s/>211 <text:s/></text:p>
          </table:table-cell>
          <table:table-cell table:style-name="ce43" office:value-type="float" office:value="6487.355124" calcext:value-type="float">
            <text:p><text:s/>6,487 <text:s/></text:p>
          </table:table-cell>
          <table:table-cell table:style-name="ce43" office:value-type="float" office:value="1298854.7878" calcext:value-type="float">
            <text:p><text:s/>1,298,8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1025388.1768011" calcext:value-type="float">
            <text:p><text:s/>21,025,3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25388.1768011" calcext:value-type="float">
            <text:p><text:s/>21,025,388 <text:s/></text:p>
          </table:table-cell>
          <table:table-cell table:number-columns-repeated="2" table:style-name="ce42" office:value-type="float" office:value="131.81154" calcext:value-type="float">
            <text:p><text:s/>1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.81154" calcext:value-type="float">
            <text:p><text:s/>1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228634.2326" calcext:value-type="float">
            <text:p><text:s/>228,634 <text:s/></text:p>
          </table:table-cell>
          <table:table-cell table:style-name="ce43" office:value-type="float" office:value="591.464" calcext:value-type="float">
            <text:p><text:s/>591 <text:s/></text:p>
          </table:table-cell>
          <table:table-cell table:style-name="ce43" office:value-type="float" office:value="228042.7686" calcext:value-type="float">
            <text:p><text:s/>228,043 <text:s/></text:p>
          </table:table-cell>
          <table:table-cell table:style-name="ce43" office:value-type="float" office:value="7.303709999994" calcext:value-type="float">
            <text:p><text:s/>7 <text:s/></text:p>
          </table:table-cell>
          <table:table-cell table:style-name="ce43" office:value-type="float" office:value="7.303710000001" calcext:value-type="float">
            <text:p><text:s/>7 <text:s/></text:p>
          </table:table-cell>
          <table:table-cell table:style-name="ce43" office:value-type="float" office:value="0.000000000001" calcext:value-type="float">
            <text:p><text:s/>0 <text:s/></text:p>
          </table:table-cell>
          <table:table-cell table:style-name="ce43" office:value-type="float" office:value="7.30371" calcext:value-type="float">
            <text:p><text:s/>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7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067720.6175665" calcext:value-type="float">
            <text:p><text:s/>16,067,721 <text:s/></text:p>
          </table:table-cell>
          <table:table-cell table:style-name="ce42" office:value-type="float" office:value="1731.981685384" calcext:value-type="float">
            <text:p><text:s/>1,732 <text:s/></text:p>
          </table:table-cell>
          <table:table-cell table:style-name="ce42" office:value-type="float" office:value="16065988.6358811" calcext:value-type="float">
            <text:p><text:s/>16,065,989 <text:s/></text:p>
          </table:table-cell>
          <table:table-cell table:style-name="ce42" office:value-type="float" office:value="1066321.99487542" calcext:value-type="float">
            <text:p><text:s/>1,066,322 <text:s/></text:p>
          </table:table-cell>
          <table:table-cell table:style-name="ce42" office:value-type="float" office:value="30739.3233448827" calcext:value-type="float">
            <text:p><text:s/>30,739 <text:s/></text:p>
          </table:table-cell>
          <table:table-cell table:style-name="ce42" office:value-type="float" office:value="25769.6039613606" calcext:value-type="float">
            <text:p><text:s/>25,7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69.71938352216" calcext:value-type="float">
            <text:p><text:s/>4,970 <text:s/></text:p>
          </table:table-cell>
          <table:table-cell table:style-name="ce42" office:value-type="float" office:value="1035582.67153053" calcext:value-type="float">
            <text:p><text:s/>1,035,5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36654.3" calcext:value-type="float">
            <text:p><text:s/>36,6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654.3" calcext:value-type="float">
            <text:p><text:s/>36,6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961029.3" calcext:value-type="float">
            <text:p><text:s/>15,961,0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61029.3" calcext:value-type="float">
            <text:p><text:s/>15,961,0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78.0359651" calcext:value-type="float">
            <text:p><text:s/>1,9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8.0359651" calcext:value-type="float">
            <text:p><text:s/>1,9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75.161" calcext:value-type="float">
            <text:p><text:s/>30,9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975.161" calcext:value-type="float">
            <text:p><text:s/>30,97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0037.017566454" calcext:value-type="float">
            <text:p><text:s/>70,037 <text:s/></text:p>
          </table:table-cell>
          <table:table-cell table:style-name="ce43" office:value-type="float" office:value="1731.981685384" calcext:value-type="float">
            <text:p><text:s/>1,732 <text:s/></text:p>
          </table:table-cell>
          <table:table-cell table:style-name="ce43" office:value-type="float" office:value="68305.03588107" calcext:value-type="float">
            <text:p><text:s/>68,305 <text:s/></text:p>
          </table:table-cell>
          <table:table-cell table:style-name="ce43" office:value-type="float" office:value="1033368.79791032" calcext:value-type="float">
            <text:p><text:s/>1,033,369 <text:s/></text:p>
          </table:table-cell>
          <table:table-cell table:style-name="ce43" office:value-type="float" office:value="28761.2873797827" calcext:value-type="float">
            <text:p><text:s/>28,761 <text:s/></text:p>
          </table:table-cell>
          <table:table-cell table:style-name="ce43" office:value-type="float" office:value="25769.6039613606" calcext:value-type="float">
            <text:p><text:s/>25,77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991.68341842216" calcext:value-type="float">
            <text:p><text:s/>2,992 <text:s/></text:p>
          </table:table-cell>
          <table:table-cell table:style-name="ce43" office:value-type="float" office:value="1004607.51053053" calcext:value-type="float">
            <text:p><text:s/>1,004,6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1340403.1" calcext:value-type="float">
            <text:p><text:s/>21,340,403 <text:s/></text:p>
          </table:table-cell>
          <table:table-cell table:style-name="ce42" office:value-type="float" office:value="1253622.6" calcext:value-type="float">
            <text:p><text:s/>1,253,623 <text:s/></text:p>
          </table:table-cell>
          <table:table-cell table:style-name="ce42" office:value-type="float" office:value="20086780.5" calcext:value-type="float">
            <text:p><text:s/>20,086,7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1340403.1" calcext:value-type="float">
            <text:p><text:s/>21,340,403 <text:s/></text:p>
          </table:table-cell>
          <table:table-cell table:style-name="ce43" office:value-type="float" office:value="1253622.6" calcext:value-type="float">
            <text:p><text:s/>1,253,623 <text:s/></text:p>
          </table:table-cell>
          <table:table-cell table:style-name="ce43" office:value-type="float" office:value="20086780.5" calcext:value-type="float">
            <text:p><text:s/>20,086,78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0138.562416435" calcext:value-type="float">
            <text:p><text:s/>310,139 <text:s/></text:p>
          </table:table-cell>
          <table:table-cell table:style-name="ce42" office:value-type="float" office:value="1021.192" calcext:value-type="float">
            <text:p><text:s/>1,021 <text:s/></text:p>
          </table:table-cell>
          <table:table-cell table:style-name="ce42" office:value-type="float" office:value="309117.370416435" calcext:value-type="float">
            <text:p><text:s/>309,117 <text:s/></text:p>
          </table:table-cell>
          <table:table-cell table:number-columns-repeated="2" table:style-name="ce42" office:value-type="float" office:value="71.8702" calcext:value-type="float">
            <text:p><text:s/>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.8702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95701.880116435" calcext:value-type="float">
            <text:p><text:s/>295,702 <text:s/></text:p>
          </table:table-cell>
          <table:table-cell table:style-name="ce42" office:value-type="float" office:value="909.6" calcext:value-type="float">
            <text:p><text:s/>910 <text:s/></text:p>
          </table:table-cell>
          <table:table-cell table:style-name="ce42" office:value-type="float" office:value="294792.280116435" calcext:value-type="float">
            <text:p><text:s/>294,792 <text:s/></text:p>
          </table:table-cell>
          <table:table-cell table:number-columns-repeated="2" table:style-name="ce42" office:value-type="float" office:value="71.8702" calcext:value-type="float">
            <text:p><text:s/>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.8702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4275.792" calcext:value-type="float">
            <text:p><text:s/>14,276 <text:s/></text:p>
          </table:table-cell>
          <table:table-cell table:style-name="ce42" office:value-type="float" office:value="111.592" calcext:value-type="float">
            <text:p><text:s/>112 <text:s/></text:p>
          </table:table-cell>
          <table:table-cell table:style-name="ce42" office:value-type="float" office:value="14164.2" calcext:value-type="float">
            <text:p><text:s/>14,1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60.8903" calcext:value-type="float">
            <text:p><text:s/>16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0.8903" calcext:value-type="float">
            <text:p><text:s/>16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589140.20741711" calcext:value-type="float">
            <text:p><text:s/>3,589,140 <text:s/></text:p>
          </table:table-cell>
          <table:table-cell table:style-name="ce44" office:value-type="float" office:value="1359131.08231462" calcext:value-type="float">
            <text:p><text:s/>1,359,131 <text:s/></text:p>
          </table:table-cell>
          <table:table-cell table:style-name="ce44" office:value-type="float" office:value="2230009.12510249" calcext:value-type="float">
            <text:p><text:s/>2,230,009 <text:s/></text:p>
          </table:table-cell>
          <table:table-cell table:style-name="ce44" office:value-type="float" office:value="389056.088748584" calcext:value-type="float">
            <text:p><text:s/>389,056 <text:s/></text:p>
          </table:table-cell>
          <table:table-cell table:style-name="ce44" office:value-type="float" office:value="125783.972479117" calcext:value-type="float">
            <text:p><text:s/>125,784 <text:s/></text:p>
          </table:table-cell>
          <table:table-cell table:style-name="ce44" office:value-type="float" office:value="124266.336738639" calcext:value-type="float">
            <text:p><text:s/>124,26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517.63574047784" calcext:value-type="float">
            <text:p><text:s/>1,518 <text:s/></text:p>
          </table:table-cell>
          <table:table-cell table:style-name="ce44" office:value-type="float" office:value="263272.116269467" calcext:value-type="float">
            <text:p><text:s/>263,27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589140.20741711" calcext:value-type="float">
            <text:p><text:s/>3,589,140 <text:s/></text:p>
          </table:table-cell>
          <table:table-cell table:style-name="ce44" office:value-type="float" office:value="1359131.08231462" calcext:value-type="float">
            <text:p><text:s/>1,359,131 <text:s/></text:p>
          </table:table-cell>
          <table:table-cell table:style-name="ce44" office:value-type="float" office:value="2230009.12510249" calcext:value-type="float">
            <text:p><text:s/>2,230,009 <text:s/></text:p>
          </table:table-cell>
          <table:table-cell table:style-name="ce44" office:value-type="float" office:value="389056.088748584" calcext:value-type="float">
            <text:p><text:s/>389,056 <text:s/></text:p>
          </table:table-cell>
          <table:table-cell table:style-name="ce44" office:value-type="float" office:value="125783.972479117" calcext:value-type="float">
            <text:p><text:s/>125,784 <text:s/></text:p>
          </table:table-cell>
          <table:table-cell table:style-name="ce44" office:value-type="float" office:value="124266.336738639" calcext:value-type="float">
            <text:p><text:s/>124,26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517.63574047784" calcext:value-type="float">
            <text:p><text:s/>1,518 <text:s/></text:p>
          </table:table-cell>
          <table:table-cell table:style-name="ce44" office:value-type="float" office:value="263272.116269467" calcext:value-type="float">
            <text:p><text:s/>263,2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01988.39001711" calcext:value-type="float">
            <text:p><text:s/>2,501,988 <text:s/></text:p>
          </table:table-cell>
          <table:table-cell table:style-name="ce42" office:value-type="float" office:value="444473.176714616" calcext:value-type="float">
            <text:p><text:s/>444,473 <text:s/></text:p>
          </table:table-cell>
          <table:table-cell table:style-name="ce42" office:value-type="float" office:value="2057515.21330249" calcext:value-type="float">
            <text:p><text:s/>2,057,515 <text:s/></text:p>
          </table:table-cell>
          <table:table-cell table:style-name="ce42" office:value-type="float" office:value="389056.088748584" calcext:value-type="float">
            <text:p><text:s/>389,056 <text:s/></text:p>
          </table:table-cell>
          <table:table-cell table:style-name="ce42" office:value-type="float" office:value="125783.972479117" calcext:value-type="float">
            <text:p><text:s/>125,784 <text:s/></text:p>
          </table:table-cell>
          <table:table-cell table:style-name="ce42" office:value-type="float" office:value="124266.336738639" calcext:value-type="float">
            <text:p><text:s/>124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7.63574047784" calcext:value-type="float">
            <text:p><text:s/>1,518 <text:s/></text:p>
          </table:table-cell>
          <table:table-cell table:style-name="ce42" office:value-type="float" office:value="263272.116269467" calcext:value-type="float">
            <text:p><text:s/>263,2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85.6" calcext:value-type="float">
            <text:p><text:s/>1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97995.430014616" calcext:value-type="float">
            <text:p><text:s/>97,995 <text:s/></text:p>
          </table:table-cell>
          <table:table-cell table:style-name="ce42" office:value-type="float" office:value="37922.297514616" calcext:value-type="float">
            <text:p><text:s/>37,922 <text:s/></text:p>
          </table:table-cell>
          <table:table-cell table:style-name="ce42" office:value-type="float" office:value="60073.1325" calcext:value-type="float">
            <text:p><text:s/>60,073 <text:s/></text:p>
          </table:table-cell>
          <table:table-cell table:number-columns-repeated="3" table:style-name="ce42" office:value-type="float" office:value="17251.9909393241" calcext:value-type="float">
            <text:p><text:s/>17,2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06968.0296" calcext:value-type="float">
            <text:p><text:s/>106,968 <text:s/></text:p>
          </table:table-cell>
          <table:table-cell table:style-name="ce42" office:value-type="float" office:value="17756.2208" calcext:value-type="float">
            <text:p><text:s/>17,756 <text:s/></text:p>
          </table:table-cell>
          <table:table-cell table:style-name="ce42" office:value-type="float" office:value="89211.8088" calcext:value-type="float">
            <text:p><text:s/>89,2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171.7133" calcext:value-type="float">
            <text:p><text:s/>1,172 <text:s/></text:p>
          </table:table-cell>
          <table:table-cell table:style-name="ce42" office:value-type="float" office:value="1157.388" calcext:value-type="float">
            <text:p><text:s/>1,157 <text:s/></text:p>
          </table:table-cell>
          <table:table-cell table:style-name="ce42" office:value-type="float" office:value="14.3253" calcext:value-type="float">
            <text:p><text:s/>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995.2575" calcext:value-type="float">
            <text:p><text:s/>4,995 <text:s/></text:p>
          </table:table-cell>
          <table:table-cell table:style-name="ce42" office:value-type="float" office:value="1771.5736" calcext:value-type="float">
            <text:p><text:s/>1,772 <text:s/></text:p>
          </table:table-cell>
          <table:table-cell table:style-name="ce42" office:value-type="float" office:value="3223.6839" calcext:value-type="float">
            <text:p><text:s/>3,2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1811.3669" calcext:value-type="float">
            <text:p><text:s/>31,811 <text:s/></text:p>
          </table:table-cell>
          <table:table-cell table:style-name="ce42" office:value-type="float" office:value="8030.2376" calcext:value-type="float">
            <text:p><text:s/>8,030 <text:s/></text:p>
          </table:table-cell>
          <table:table-cell table:style-name="ce42" office:value-type="float" office:value="23781.1293" calcext:value-type="float">
            <text:p><text:s/>23,781 <text:s/></text:p>
          </table:table-cell>
          <table:table-cell table:style-name="ce42" office:value-type="float" office:value="121998.542173686" calcext:value-type="float">
            <text:p><text:s/>121,999 <text:s/></text:p>
          </table:table-cell>
          <table:table-cell table:number-columns-repeated="2" table:style-name="ce42" office:value-type="float" office:value="107014.345799315" calcext:value-type="float">
            <text:p><text:s/>107,0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84.1963743709" calcext:value-type="float">
            <text:p><text:s/>14,9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367.2326" calcext:value-type="float">
            <text:p><text:s/>4,367 <text:s/></text:p>
          </table:table-cell>
          <table:table-cell table:style-name="ce42" office:value-type="float" office:value="1014.9648" calcext:value-type="float">
            <text:p><text:s/>1,015 <text:s/></text:p>
          </table:table-cell>
          <table:table-cell table:style-name="ce42" office:value-type="float" office:value="3352.2678" calcext:value-type="float">
            <text:p><text:s/>3,3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10785.172534305" calcext:value-type="float">
            <text:p><text:s/>610,785 <text:s/></text:p>
          </table:table-cell>
          <table:table-cell table:style-name="ce42" office:value-type="float" office:value="39881.3736" calcext:value-type="float">
            <text:p><text:s/>39,881 <text:s/></text:p>
          </table:table-cell>
          <table:table-cell table:style-name="ce42" office:value-type="float" office:value="570903.798934305" calcext:value-type="float">
            <text:p><text:s/>570,904 <text:s/></text:p>
          </table:table-cell>
          <table:table-cell table:style-name="ce42" office:value-type="float" office:value="834.386935455777" calcext:value-type="float">
            <text:p><text:s/>834 <text:s/></text:p>
          </table:table-cell>
          <table:table-cell table:style-name="ce42" office:value-type="float" office:value="773.027040477843" calcext:value-type="float">
            <text:p><text:s/>7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3.027040477843" calcext:value-type="float">
            <text:p><text:s/>773 <text:s/></text:p>
          </table:table-cell>
          <table:table-cell table:style-name="ce42" office:value-type="float" office:value="61.359894977934" calcext:value-type="float">
            <text:p><text:s/>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98743.542747759" calcext:value-type="float">
            <text:p><text:s/>498,744 <text:s/></text:p>
          </table:table-cell>
          <table:table-cell table:style-name="ce42" office:value-type="float" office:value="10900.7464" calcext:value-type="float">
            <text:p><text:s/>10,901 <text:s/></text:p>
          </table:table-cell>
          <table:table-cell table:style-name="ce42" office:value-type="float" office:value="487842.796347759" calcext:value-type="float">
            <text:p><text:s/>487,843 <text:s/></text:p>
          </table:table-cell>
          <table:table-cell table:number-columns-repeated="2" table:style-name="ce42" office:value-type="float" office:value="773.027040477843" calcext:value-type="float">
            <text:p><text:s/>7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3.027040477843" calcext:value-type="float">
            <text:p><text:s/>7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2735.082" calcext:value-type="float">
            <text:p>( 232,735 <text:s/>)</text:p>
          </table:table-cell>
          <table:table-cell table:style-name="ce45" office:value-type="float" office:value="8682.3464" calcext:value-type="float">
            <text:p>( 8,682 <text:s/>)</text:p>
          </table:table-cell>
          <table:table-cell table:style-name="ce45" office:value-type="float" office:value="224052.7356" calcext:value-type="float">
            <text:p>( 224,05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66008.460747759" calcext:value-type="float">
            <text:p>( 266,008 <text:s/>)</text:p>
          </table:table-cell>
          <table:table-cell table:style-name="ce45" office:value-type="float" office:value="2218.4" calcext:value-type="float">
            <text:p>( 2,218 <text:s/>)</text:p>
          </table:table-cell>
          <table:table-cell table:style-name="ce45" office:value-type="float" office:value="263790.060747759" calcext:value-type="float">
            <text:p>( 263,790 <text:s/>)</text:p>
          </table:table-cell>
          <table:table-cell table:number-columns-repeated="2" table:style-name="ce45" office:value-type="float" office:value="773.027040477843" calcext:value-type="float">
            <text:p>( 773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73.027040477843" calcext:value-type="float">
            <text:p>( 773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0398.6" calcext:value-type="float">
            <text:p><text:s/>30,399 <text:s/></text:p>
          </table:table-cell>
          <table:table-cell table:style-name="ce42" office:value-type="float" office:value="24946.4" calcext:value-type="float">
            <text:p><text:s/>24,946 <text:s/></text:p>
          </table:table-cell>
          <table:table-cell table:style-name="ce42" office:value-type="float" office:value="5452.2" calcext:value-type="float">
            <text:p><text:s/>5,4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1643.029786546" calcext:value-type="float">
            <text:p><text:s/>81,643 <text:s/></text:p>
          </table:table-cell>
          <table:table-cell table:style-name="ce42" office:value-type="float" office:value="4034.2272" calcext:value-type="float">
            <text:p><text:s/>4,034 <text:s/></text:p>
          </table:table-cell>
          <table:table-cell table:style-name="ce42" office:value-type="float" office:value="77608.802586546" calcext:value-type="float">
            <text:p><text:s/>77,609 <text:s/></text:p>
          </table:table-cell>
          <table:table-cell table:style-name="ce42" office:value-type="float" office:value="61.359894977934" calcext:value-type="float">
            <text:p><text:s/>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.359894977934" calcext:value-type="float">
            <text:p><text:s/>6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79114.924" calcext:value-type="float">
            <text:p><text:s/>79,115 <text:s/></text:p>
          </table:table-cell>
          <table:table-cell table:style-name="ce42" office:value-type="float" office:value="15072.5656" calcext:value-type="float">
            <text:p><text:s/>15,073 <text:s/></text:p>
          </table:table-cell>
          <table:table-cell table:style-name="ce42" office:value-type="float" office:value="64042.3584" calcext:value-type="float">
            <text:p><text:s/>64,0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7365.9806" calcext:value-type="float">
            <text:p><text:s/>57,366 <text:s/></text:p>
          </table:table-cell>
          <table:table-cell table:style-name="ce42" office:value-type="float" office:value="1864.3936" calcext:value-type="float">
            <text:p><text:s/>1,864 <text:s/></text:p>
          </table:table-cell>
          <table:table-cell table:style-name="ce42" office:value-type="float" office:value="55501.587" calcext:value-type="float">
            <text:p><text:s/>55,5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92450.737" calcext:value-type="float">
            <text:p><text:s/>192,451 <text:s/></text:p>
          </table:table-cell>
          <table:table-cell table:style-name="ce46" office:value-type="float" office:value="15373.3952" calcext:value-type="float">
            <text:p><text:s/>15,373 <text:s/></text:p>
          </table:table-cell>
          <table:table-cell table:style-name="ce46" office:value-type="float" office:value="177077.3418" calcext:value-type="float">
            <text:p><text:s/>177,07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5345.9383" calcext:value-type="float">
            <text:p><text:s/>205,346 <text:s/></text:p>
          </table:table-cell>
          <table:table-cell table:style-name="ce42" office:value-type="float" office:value="133589.904" calcext:value-type="float">
            <text:p><text:s/>133,590 <text:s/></text:p>
          </table:table-cell>
          <table:table-cell table:style-name="ce42" office:value-type="float" office:value="71756.0343" calcext:value-type="float">
            <text:p><text:s/>71,7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9048.6078" calcext:value-type="float">
            <text:p><text:s/>19,049 <text:s/></text:p>
          </table:table-cell>
          <table:table-cell table:style-name="ce42" office:value-type="float" office:value="1508.812" calcext:value-type="float">
            <text:p><text:s/>1,509 <text:s/></text:p>
          </table:table-cell>
          <table:table-cell table:style-name="ce42" office:value-type="float" office:value="17539.7958" calcext:value-type="float">
            <text:p><text:s/>17,5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86297.3305" calcext:value-type="float">
            <text:p><text:s/>186,297 <text:s/></text:p>
          </table:table-cell>
          <table:table-cell table:style-name="ce42" office:value-type="float" office:value="132081.092" calcext:value-type="float">
            <text:p><text:s/>132,081 <text:s/></text:p>
          </table:table-cell>
          <table:table-cell table:style-name="ce42" office:value-type="float" office:value="54216.2385" calcext:value-type="float">
            <text:p><text:s/>54,2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2541.8219" calcext:value-type="float">
            <text:p>( 62,542 <text:s/>)</text:p>
          </table:table-cell>
          <table:table-cell table:style-name="ce45" office:value-type="float" office:value="54520.292" calcext:value-type="float">
            <text:p>( 54,520 <text:s/>)</text:p>
          </table:table-cell>
          <table:table-cell table:style-name="ce45" office:value-type="float" office:value="8021.5299" calcext:value-type="float">
            <text:p>( 8,02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1142.3669" calcext:value-type="float">
            <text:p>( 51,142 <text:s/>)</text:p>
          </table:table-cell>
          <table:table-cell table:style-name="ce47" office:value-type="float" office:value="29634.4" calcext:value-type="float">
            <text:p>( 29,634 <text:s/>)</text:p>
          </table:table-cell>
          <table:table-cell table:style-name="ce47" office:value-type="float" office:value="21507.9669" calcext:value-type="float">
            <text:p>( 21,508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78663.02626819" calcext:value-type="float">
            <text:p><text:s/>478,663 <text:s/></text:p>
          </table:table-cell>
          <table:table-cell table:style-name="ce42" office:value-type="float" office:value="22036.964" calcext:value-type="float">
            <text:p><text:s/>22,037 <text:s/></text:p>
          </table:table-cell>
          <table:table-cell table:style-name="ce42" office:value-type="float" office:value="456626.06226819" calcext:value-type="float">
            <text:p><text:s/>456,6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20408.25406819" calcext:value-type="float">
            <text:p><text:s/>420,408 <text:s/></text:p>
          </table:table-cell>
          <table:table-cell table:style-name="ce42" office:value-type="float" office:value="15929.1512" calcext:value-type="float">
            <text:p><text:s/>15,929 <text:s/></text:p>
          </table:table-cell>
          <table:table-cell table:style-name="ce42" office:value-type="float" office:value="404479.10286819" calcext:value-type="float">
            <text:p><text:s/>404,4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58254.7722" calcext:value-type="float">
            <text:p><text:s/>58,255 <text:s/></text:p>
          </table:table-cell>
          <table:table-cell table:style-name="ce42" office:value-type="float" office:value="6107.8128" calcext:value-type="float">
            <text:p><text:s/>6,108 <text:s/></text:p>
          </table:table-cell>
          <table:table-cell table:style-name="ce42" office:value-type="float" office:value="52146.9594" calcext:value-type="float">
            <text:p><text:s/>52,1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39131.5609" calcext:value-type="float">
            <text:p>( 39,132 <text:s/>)</text:p>
          </table:table-cell>
          <table:table-cell table:style-name="ce45" office:value-type="float" office:value="1475.0128" calcext:value-type="float">
            <text:p>( 1,475 <text:s/>)</text:p>
          </table:table-cell>
          <table:table-cell table:style-name="ce45" office:value-type="float" office:value="37656.5481" calcext:value-type="float">
            <text:p>( 37,65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0758.0122" calcext:value-type="float">
            <text:p><text:s/>150,758 <text:s/></text:p>
          </table:table-cell>
          <table:table-cell table:style-name="ce42" office:value-type="float" office:value="22552.7872" calcext:value-type="float">
            <text:p><text:s/>22,553 <text:s/></text:p>
          </table:table-cell>
          <table:table-cell table:style-name="ce42" office:value-type="float" office:value="128205.225" calcext:value-type="float">
            <text:p><text:s/>128,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041.8152" calcext:value-type="float">
            <text:p><text:s/>8,042 <text:s/></text:p>
          </table:table-cell>
          <table:table-cell table:style-name="ce46" office:value-type="float" office:value="5655.26" calcext:value-type="float">
            <text:p><text:s/>5,655 <text:s/></text:p>
          </table:table-cell>
          <table:table-cell table:style-name="ce46" office:value-type="float" office:value="2386.5552" calcext:value-type="float">
            <text:p><text:s/>2,38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63314.1689" calcext:value-type="float">
            <text:p><text:s/>263,314 <text:s/></text:p>
          </table:table-cell>
          <table:table-cell table:style-name="ce42" office:value-type="float" office:value="95864.164" calcext:value-type="float">
            <text:p><text:s/>95,864 <text:s/></text:p>
          </table:table-cell>
          <table:table-cell table:style-name="ce42" office:value-type="float" office:value="167450.0049" calcext:value-type="float">
            <text:p><text:s/>167,4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95160.3156" calcext:value-type="float">
            <text:p>( 95,160 <text:s/>)</text:p>
          </table:table-cell>
          <table:table-cell table:style-name="ce45" office:value-type="float" office:value="22692.0096" calcext:value-type="float">
            <text:p>( 22,692 <text:s/>)</text:p>
          </table:table-cell>
          <table:table-cell table:style-name="ce45" office:value-type="float" office:value="72468.306" calcext:value-type="float">
            <text:p>( 72,46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4483.4401" calcext:value-type="float">
            <text:p><text:s/>34,483 <text:s/></text:p>
          </table:table-cell>
          <table:table-cell table:style-name="ce42" office:value-type="float" office:value="18345.3448" calcext:value-type="float">
            <text:p><text:s/>18,345 <text:s/></text:p>
          </table:table-cell>
          <table:table-cell table:style-name="ce42" office:value-type="float" office:value="16138.0953" calcext:value-type="float">
            <text:p><text:s/>16,1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19825.6258" calcext:value-type="float">
            <text:p><text:s/>119,826 <text:s/></text:p>
          </table:table-cell>
          <table:table-cell table:style-name="ce42" office:value-type="float" office:value="3742.4" calcext:value-type="float">
            <text:p><text:s/>3,742 <text:s/></text:p>
          </table:table-cell>
          <table:table-cell table:style-name="ce42" office:value-type="float" office:value="116083.2258" calcext:value-type="float">
            <text:p><text:s/>116,0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971.168700118" calcext:value-type="float">
            <text:p><text:s/>248,971 <text:s/></text:p>
          </table:table-cell>
          <table:table-cell table:style-name="ce42" office:value-type="float" office:value="744.6087" calcext:value-type="float">
            <text:p><text:s/>7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4.6087" calcext:value-type="float">
            <text:p><text:s/>745 <text:s/></text:p>
          </table:table-cell>
          <table:table-cell table:style-name="ce42" office:value-type="float" office:value="248226.560000118" calcext:value-type="float">
            <text:p><text:s/>248,2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54344.9192" calcext:value-type="float">
            <text:p><text:s/>54,345 <text:s/></text:p>
          </table:table-cell>
          <table:table-cell table:style-name="ce43" office:value-type="float" office:value="2656.3424" calcext:value-type="float">
            <text:p><text:s/>2,656 <text:s/></text:p>
          </table:table-cell>
          <table:table-cell table:style-name="ce43" office:value-type="float" office:value="51688.5768" calcext:value-type="float">
            <text:p><text:s/>51,68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315.7377" calcext:value-type="float">
            <text:p><text:s/>3,3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5.7377" calcext:value-type="float">
            <text:p><text:s/>3,3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315.7377" calcext:value-type="float">
            <text:p><text:s/>3,3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5.7377" calcext:value-type="float">
            <text:p><text:s/>3,3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36309.688" calcext:value-type="float">
            <text:p><text:s/>436,310 <text:s/></text:p>
          </table:table-cell>
          <table:table-cell table:style-name="ce42" office:value-type="float" office:value="316338.608" calcext:value-type="float">
            <text:p><text:s/>316,339 <text:s/></text:p>
          </table:table-cell>
          <table:table-cell table:style-name="ce42" office:value-type="float" office:value="119971.08" calcext:value-type="float">
            <text:p><text:s/>119,9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79770.4096" calcext:value-type="float">
            <text:p><text:s/>379,770 <text:s/></text:p>
          </table:table-cell>
          <table:table-cell table:style-name="ce42" office:value-type="float" office:value="271021.8904" calcext:value-type="float">
            <text:p><text:s/>271,022 <text:s/></text:p>
          </table:table-cell>
          <table:table-cell table:style-name="ce42" office:value-type="float" office:value="108748.5192" calcext:value-type="float">
            <text:p><text:s/>108,7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722.0944" calcext:value-type="float">
            <text:p><text:s/>7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54.7789" calcext:value-type="float">
            <text:p><text:s/>355 <text:s/></text:p>
          </table:table-cell>
          <table:table-cell table:style-name="ce42" office:value-type="float" office:value="341.5624" calcext:value-type="float">
            <text:p><text:s/>342 <text:s/></text:p>
          </table:table-cell>
          <table:table-cell table:style-name="ce42" office:value-type="float" office:value="13.2165" calcext:value-type="float">
            <text:p><text:s/>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0522.6756" calcext:value-type="float">
            <text:p><text:s/>30,523 <text:s/></text:p>
          </table:table-cell>
          <table:table-cell table:style-name="ce42" office:value-type="float" office:value="25249.2768" calcext:value-type="float">
            <text:p><text:s/>25,249 <text:s/></text:p>
          </table:table-cell>
          <table:table-cell table:style-name="ce42" office:value-type="float" office:value="5273.3988" calcext:value-type="float">
            <text:p><text:s/>5,2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5286.1086" calcext:value-type="float">
            <text:p><text:s/>15,286 <text:s/></text:p>
          </table:table-cell>
          <table:table-cell table:style-name="ce42" office:value-type="float" office:value="13139.5096" calcext:value-type="float">
            <text:p><text:s/>13,140 <text:s/></text:p>
          </table:table-cell>
          <table:table-cell table:style-name="ce42" office:value-type="float" office:value="2146.599" calcext:value-type="float">
            <text:p><text:s/>2,1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653.6209" calcext:value-type="float">
            <text:p><text:s/>9,654 <text:s/></text:p>
          </table:table-cell>
          <table:table-cell table:style-name="ce43" office:value-type="float" office:value="5864.2744" calcext:value-type="float">
            <text:p><text:s/>5,864 <text:s/></text:p>
          </table:table-cell>
          <table:table-cell table:style-name="ce43" office:value-type="float" office:value="3789.3465" calcext:value-type="float">
            <text:p><text:s/>3,78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47526.3917" calcext:value-type="float">
            <text:p><text:s/>647,526 <text:s/></text:p>
          </table:table-cell>
          <table:table-cell table:style-name="ce44" office:value-type="float" office:value="598319.2976" calcext:value-type="float">
            <text:p><text:s/>598,319 <text:s/></text:p>
          </table:table-cell>
          <table:table-cell table:style-name="ce44" office:value-type="float" office:value="49207.0941" calcext:value-type="float">
            <text:p><text:s/>49,20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1428026.213145" calcext:value-type="float">
            <text:p><text:s/>91,428,026 <text:s/></text:p>
          </table:table-cell>
          <table:table-cell table:style-name="ce42" office:value-type="float" office:value="21006" calcext:value-type="float">
            <text:p><text:s/>21,006 <text:s/></text:p>
          </table:table-cell>
          <table:table-cell table:style-name="ce42" office:value-type="float" office:value="91407020.213145" calcext:value-type="float">
            <text:p><text:s/>91,407,020 <text:s/></text:p>
          </table:table-cell>
          <table:table-cell table:style-name="ce42" office:value-type="float" office:value="3528706.937385" calcext:value-type="float">
            <text:p><text:s/>3,528,707 <text:s/></text:p>
          </table:table-cell>
          <table:table-cell table:style-name="ce42" office:value-type="float" office:value="187700.592504" calcext:value-type="float">
            <text:p><text:s/>187,701 <text:s/></text:p>
          </table:table-cell>
          <table:table-cell table:style-name="ce42" office:value-type="float" office:value="169450.963913" calcext:value-type="float">
            <text:p><text:s/>169,4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49.628591" calcext:value-type="float">
            <text:p><text:s/>18,250 <text:s/></text:p>
          </table:table-cell>
          <table:table-cell table:style-name="ce42" office:value-type="float" office:value="3341006.344881" calcext:value-type="float">
            <text:p><text:s/>3,341,0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961777.625" calcext:value-type="float">
            <text:p><text:s/>90,961,7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961777.625" calcext:value-type="float">
            <text:p><text:s/>90,961,7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70.13" calcext:value-type="float">
            <text:p><text:s/>5,0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0.13" calcext:value-type="float">
            <text:p><text:s/>5,0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144.70316" calcext:value-type="float">
            <text:p><text:s/>92,1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144.70316" calcext:value-type="float">
            <text:p><text:s/>92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66248.588145" calcext:value-type="float">
            <text:p><text:s/>466,249 <text:s/></text:p>
          </table:table-cell>
          <table:table-cell table:style-name="ce42" office:value-type="float" office:value="21006" calcext:value-type="float">
            <text:p><text:s/>21,006 <text:s/></text:p>
          </table:table-cell>
          <table:table-cell table:style-name="ce42" office:value-type="float" office:value="445242.588145" calcext:value-type="float">
            <text:p><text:s/>445,243 <text:s/></text:p>
          </table:table-cell>
          <table:table-cell table:style-name="ce42" office:value-type="float" office:value="3431492.104225" calcext:value-type="float">
            <text:p><text:s/>3,431,492 <text:s/></text:p>
          </table:table-cell>
          <table:table-cell table:style-name="ce42" office:value-type="float" office:value="182630.462504" calcext:value-type="float">
            <text:p><text:s/>182,630 <text:s/></text:p>
          </table:table-cell>
          <table:table-cell table:style-name="ce42" office:value-type="float" office:value="169450.963913" calcext:value-type="float">
            <text:p><text:s/>169,4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79.498591" calcext:value-type="float">
            <text:p><text:s/>13,179 <text:s/></text:p>
          </table:table-cell>
          <table:table-cell table:style-name="ce42" office:value-type="float" office:value="3248861.641721" calcext:value-type="float">
            <text:p><text:s/>3,248,8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712.707095" calcext:value-type="float">
            <text:p><text:s/>98,7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712.707095" calcext:value-type="float">
            <text:p><text:s/>98,71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8712.707095" calcext:value-type="float">
            <text:p><text:s/>98,7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8712.707095" calcext:value-type="float">
            <text:p><text:s/>98,713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68426.071682" calcext:value-type="float">
            <text:p><text:s/>468,42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43400.953614" calcext:value-type="float">
            <text:p><text:s/>143,401 <text:s/></text:p>
          </table:table-cell>
          <table:table-cell table:style-name="ce41" office:value-type="float" office:value="148131.441664" calcext:value-type="float">
            <text:p><text:s/>148,131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5849305.32648" calcext:value-type="float">
            <text:p><text:s/>5,849,3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849305.32648" calcext:value-type="float">
            <text:p><text:s/>5,849,305 <text:s/></text:p>
          </table:table-cell>
          <table:table-cell table:style-name="ce43" office:value-type="float" office:value="468426.071682" calcext:value-type="float">
            <text:p><text:s/>468,42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3400.953614" calcext:value-type="float">
            <text:p><text:s/>143,401 <text:s/></text:p>
          </table:table-cell>
          <table:table-cell table:style-name="ce43" office:value-type="float" office:value="148131.441664" calcext:value-type="float">
            <text:p><text:s/>148,13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963.274136" calcext:value-type="float">
            <text:p><text:s/>2,96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849305.32648" calcext:value-type="float">
            <text:p><text:s/>5,849,305 <text:s/></text:p>
          </table:table-cell>
          <table:table-cell table:style-name="ce42" office:value-type="float" office:value="755122.293682" calcext:value-type="float">
            <text:p><text:s/>755,1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400.953614" calcext:value-type="float">
            <text:p><text:s/>143,401 <text:s/></text:p>
          </table:table-cell>
          <table:table-cell table:style-name="ce42" office:value-type="float" office:value="148131.441664" calcext:value-type="float">
            <text:p><text:s/>148,1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849305.32648" calcext:value-type="float">
            <text:p><text:s/>5,849,305 <text:s/></text:p>
          </table:table-cell>
          <table:table-cell table:style-name="ce42" office:value-type="float" office:value="755122.293682" calcext:value-type="float">
            <text:p><text:s/>755,1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76.4449" calcext:value-type="float">
            <text:p><text:s/>8,076 <text:s/></text:p>
          </table:table-cell>
          <table:table-cell table:style-name="ce42" office:value-type="float" office:value="147404.280704" calcext:value-type="float">
            <text:p><text:s/>147,4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324.508714" calcext:value-type="float">
            <text:p><text:s/>135,325 <text:s/></text:p>
          </table:table-cell>
          <table:table-cell table:style-name="ce42" office:value-type="float" office:value="727.16096" calcext:value-type="float">
            <text:p><text:s/>7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696.222" calcext:value-type="float">
            <text:p><text:s/>286,6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42050.971642" calcext:value-type="float">
            <text:p><text:s/>23,242,05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696.222" calcext:value-type="float">
            <text:p><text:s/>286,6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42050.971642" calcext:value-type="float">
            <text:p><text:s/>23,242,05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7323.98055" calcext:value-type="float">
            <text:p><text:s/>1,707,32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.001348" calcext:value-type="float">
            <text:p><text:s/>10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1.119376" calcext:value-type="float">
            <text:p><text:s/>1,72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442.940976" calcext:value-type="float">
            <text:p><text:s/>278,44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3754.328266" calcext:value-type="float">
            <text:p><text:s/>813,75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9317.03" calcext:value-type="float">
            <text:p><text:s/>359,31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584.324822" calcext:value-type="float">
            <text:p><text:s/>201,584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2400.235762" calcext:value-type="float">
            <text:p><text:s/>52,40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59148.008808" calcext:value-type="float">
            <text:p><text:s/>759,14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772615.708148" calcext:value-type="float">
            <text:p><text:s/>20,772,61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772615.708148" calcext:value-type="float">
            <text:p><text:s/>20,772,6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35596.797792" calcext:value-type="float">
            <text:p><text:s/>12,135,5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696.513298" calcext:value-type="float">
            <text:p><text:s/>36,6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9258.983354" calcext:value-type="float">
            <text:p><text:s/>359,2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3439.292286" calcext:value-type="float">
            <text:p><text:s/>423,4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33.54399" calcext:value-type="float">
            <text:p><text:s/>17,0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722.102504" calcext:value-type="float">
            <text:p><text:s/>32,7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620.698616" calcext:value-type="float">
            <text:p><text:s/>291,6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037.770436" calcext:value-type="float">
            <text:p><text:s/>48,0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71552.979238" calcext:value-type="float">
            <text:p><text:s/>2,371,5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6255.78403" calcext:value-type="float">
            <text:p><text:s/>1,716,2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086.871576" calcext:value-type="float">
            <text:p>( 26,08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37643.787378" calcext:value-type="float">
            <text:p>( 1,537,64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7696.346432" calcext:value-type="float">
            <text:p><text:s/>367,6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998.571518" calcext:value-type="float">
            <text:p><text:s/>203,99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3602.277258" calcext:value-type="float">
            <text:p><text:s/>83,6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9546.994006" calcext:value-type="float">
            <text:p><text:s/>319,5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054.340598" calcext:value-type="float">
            <text:p><text:s/>104,05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39624.24237" calcext:value-type="float">
            <text:p><text:s/>439,6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9721.248776" calcext:value-type="float">
            <text:p><text:s/>459,7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4029.466124" calcext:value-type="float">
            <text:p><text:s/>144,0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691.782652" calcext:value-type="float">
            <text:p><text:s/>315,6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7138.997124" calcext:value-type="float">
            <text:p>( 27,139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30420.673846" calcext:value-type="float">
            <text:p>( 230,42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0503.329768" calcext:value-type="float">
            <text:p><text:s/>1,450,5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4897.757032" calcext:value-type="float">
            <text:p><text:s/>1,344,8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605.572736" calcext:value-type="float">
            <text:p><text:s/>105,6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386.97861" calcext:value-type="float">
            <text:p>( 55,38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5975.298308" calcext:value-type="float">
            <text:p><text:s/>645,97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99979.414322" calcext:value-type="float">
            <text:p><text:s/>199,9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15708.320598" calcext:value-type="float">
            <text:p><text:s/>4,215,7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979806.332756" calcext:value-type="float">
            <text:p>( 2,979,80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033.501224" calcext:value-type="float">
            <text:p><text:s/>220,0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358.997324" calcext:value-type="float">
            <text:p><text:s/>150,3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410.03502" calcext:value-type="float">
            <text:p><text:s/>89,4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772.45612" calcext:value-type="float">
            <text:p><text:s/>211,7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546.735636" calcext:value-type="float">
            <text:p><text:s/>48,54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883.325514" calcext:value-type="float">
            <text:p><text:s/>125,8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634.052444" calcext:value-type="float">
            <text:p><text:s/>122,6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9.27307" calcext:value-type="float">
            <text:p><text:s/>3,2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1180.563972" calcext:value-type="float">
            <text:p><text:s/>261,1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256.05116" calcext:value-type="float">
            <text:p><text:s/>175,25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5924.512812" calcext:value-type="float">
            <text:p><text:s/>85,9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55299.6826372" calcext:value-type="float">
            <text:p><text:s/>4,155,3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396.988498" calcext:value-type="float">
            <text:p><text:s/>444,3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6263.979272" calcext:value-type="float">
            <text:p><text:s/>276,2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112.32151" calcext:value-type="float">
            <text:p><text:s/>132,1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398.337616" calcext:value-type="float">
            <text:p><text:s/>75,3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431.096648" calcext:value-type="float">
            <text:p><text:s/>117,4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159.1491" calcext:value-type="float">
            <text:p><text:s/>83,1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199.435838" calcext:value-type="float">
            <text:p><text:s/>145,1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3667.511192" calcext:value-type="float">
            <text:p><text:s/>733,6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4756.5121832" calcext:value-type="float">
            <text:p><text:s/>434,75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12914.35078" calcext:value-type="float">
            <text:p><text:s/>1,712,914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94655.3382328" calcext:value-type="float">
            <text:p><text:s/>4,094,6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2445530.8" calcext:value-type="float">
            <text:p><text:s/>22,445,531 <text:s/></text:p>
          </table:table-cell>
          <table:table-cell table:style-name="ce42" office:value-type="float" office:value="8780491.787" calcext:value-type="float">
            <text:p><text:s/>8,780,4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7452.949" calcext:value-type="float">
            <text:p><text:s/>1,667,453 <text:s/></text:p>
          </table:table-cell>
          <table:table-cell table:style-name="ce42" office:value-type="float" office:value="1722458.624" calcext:value-type="float">
            <text:p><text:s/>1,722,4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445530.8" calcext:value-type="float">
            <text:p><text:s/>22,445,531 <text:s/></text:p>
          </table:table-cell>
          <table:table-cell table:style-name="ce42" office:value-type="float" office:value="8780491.787" calcext:value-type="float">
            <text:p><text:s/>8,780,4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912.15" calcext:value-type="float">
            <text:p><text:s/>93,912 <text:s/></text:p>
          </table:table-cell>
          <table:table-cell table:style-name="ce42" office:value-type="float" office:value="1714003.264" calcext:value-type="float">
            <text:p><text:s/>1,714,0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3540.799" calcext:value-type="float">
            <text:p><text:s/>1,573,541 <text:s/></text:p>
          </table:table-cell>
          <table:table-cell table:style-name="ce42" office:value-type="float" office:value="8455.36" calcext:value-type="float">
            <text:p><text:s/>8,4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1804.4" calcext:value-type="float">
            <text:p><text:s/>101,80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13954.50779149" calcext:value-type="float">
            <text:p><text:s/>2,613,955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301249.621827" calcext:value-type="float">
            <text:p><text:s/>129,301,250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14247.2891101" calcext:value-type="float">
            <text:p><text:s/>17,314,247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1020.56" calcext:value-type="float">
            <text:p><text:s/>1,211,021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8171.2" calcext:value-type="float">
            <text:p><text:s/>2,848,171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09522.051373236" calcext:value-type="float">
            <text:p><text:s/>-109,522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1804.4" calcext:value-type="float">
            <text:p><text:s/>101,80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0651287.131881" calcext:value-type="float">
            <text:p><text:s/>110,651,287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22776.2233221" calcext:value-type="float">
            <text:p><text:s/>24,822,776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" calcext:value-type="float">
            <text:p><text:s/>0 <text:s/></text:p>
          </table:table-cell>
          <table:table-cell table:style-name="ce43" office:value-type="float" office:value="-25821.1958134217" calcext:value-type="float">
            <text:p><text:s/>-25,821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216245.716171" calcext:value-type="float">
            <text:p><text:s/>111,216,246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83045.823411" calcext:value-type="float">
            <text:p><text:s/>6,083,046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80155.858" calcext:value-type="float">
            <text:p><text:s/>4,880,156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671223.6555124" calcext:value-type="float">
            <text:p><text:s/>44,671,224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663145.805766" calcext:value-type="float">
            <text:p><text:s/>45,663,146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029.7056391" calcext:value-type="float">
            <text:p><text:s/>138,030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5264.793" calcext:value-type="float">
            <text:p><text:s/>815,265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965380.07484206" calcext:value-type="float">
            <text:p><text:s/>8,965,380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1715.2604" calcext:value-type="float">
            <text:p><text:s/>1,531,715 <text:s/></text:p>
          </table:table-cell>
          <table:table-cell table:style-name="ce42" office:value-type="float" office:value="103644513.511041" calcext:value-type="float">
            <text:p><text:s/>103,644,514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1715.2604" calcext:value-type="float">
            <text:p><text:s/>1,531,715 <text:s/></text:p>
          </table:table-cell>
          <table:table-cell table:style-name="ce42" office:value-type="float" office:value="79031699.0845627" calcext:value-type="float">
            <text:p><text:s/>79,031,699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612814.4264784" calcext:value-type="float">
            <text:p><text:s/>24,612,814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3884.41962" calcext:value-type="float">
            <text:p><text:s/>383,884 <text:s/></text:p>
          </table:table-cell>
          <table:table-cell table:style-name="ce42" office:value-type="float" office:value="6353025.91173212" calcext:value-type="float">
            <text:p><text:s/>6,353,026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7.441348" calcext:value-type="float">
            <text:p><text:s/>1,797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7810.3415" calcext:value-type="float">
            <text:p><text:s/>557,810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6794.7328" calcext:value-type="float">
            <text:p><text:s/>596,795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1.119376" calcext:value-type="float">
            <text:p><text:s/>1,721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3884.26882" calcext:value-type="float">
            <text:p><text:s/>383,884 <text:s/></text:p>
          </table:table-cell>
          <table:table-cell table:style-name="ce42" office:value-type="float" office:value="3750549.16256103" calcext:value-type="float">
            <text:p><text:s/>3,750,549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9498.080266" calcext:value-type="float">
            <text:p><text:s/>829,498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317.03" calcext:value-type="float">
            <text:p><text:s/>359,317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1508" calcext:value-type="float">
            <text:p><text:s/>0 <text:s/></text:p>
          </table:table-cell>
          <table:table-cell table:style-name="ce42" office:value-type="float" office:value="201584.475622" calcext:value-type="float">
            <text:p><text:s/>201,584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3953.5282590877" calcext:value-type="float">
            <text:p><text:s/>53,954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48048.248908" calcext:value-type="float">
            <text:p><text:s/>848,048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1804.4" calcext:value-type="float">
            <text:p><text:s/>101,804 <text:s/></text:p>
          </table:table-cell>
          <table:table-cell table:style-name="ce44" office:value-type="float" office:value="1147830.84078" calcext:value-type="float">
            <text:p><text:s/>1,147,831 <text:s/></text:p>
          </table:table-cell>
          <table:table-cell table:style-name="ce44" office:value-type="float" office:value="71081525.738603" calcext:value-type="float">
            <text:p><text:s/>71,081,526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1804.4" calcext:value-type="float">
            <text:p><text:s/>101,804 <text:s/></text:p>
          </table:table-cell>
          <table:table-cell table:style-name="ce44" office:value-type="float" office:value="1147830.84078" calcext:value-type="float">
            <text:p><text:s/>1,147,831 <text:s/></text:p>
          </table:table-cell>
          <table:table-cell table:style-name="ce44" office:value-type="float" office:value="48361108.1435807" calcext:value-type="float">
            <text:p><text:s/>48,361,108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7830.84078" calcext:value-type="float">
            <text:p><text:s/>1,147,831 <text:s/></text:p>
          </table:table-cell>
          <table:table-cell table:style-name="ce42" office:value-type="float" office:value="23970520.5714199" calcext:value-type="float">
            <text:p><text:s/>23,970,521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485.012383" calcext:value-type="float">
            <text:p><text:s/>68,485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29.9429333333" calcext:value-type="float">
            <text:p><text:s/>14,730 <text:s/></text:p>
          </table:table-cell>
          <table:table-cell table:style-name="ce42" office:value-type="float" office:value="700698.652915779" calcext:value-type="float">
            <text:p><text:s/>700,699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47.2718666667" calcext:value-type="float">
            <text:p><text:s/>39,947 <text:s/></text:p>
          </table:table-cell>
          <table:table-cell table:style-name="ce42" office:value-type="float" office:value="1075760.3145481" calcext:value-type="float">
            <text:p><text:s/>1,075,760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824.329645" calcext:value-type="float">
            <text:p><text:s/>34,824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466.604864" calcext:value-type="float">
            <text:p><text:s/>42,467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25.1782" calcext:value-type="float">
            <text:p><text:s/>15,825 <text:s/></text:p>
          </table:table-cell>
          <table:table-cell table:style-name="ce42" office:value-type="float" office:value="926731.341714028" calcext:value-type="float">
            <text:p><text:s/>926,731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333.582642" calcext:value-type="float">
            <text:p><text:s/>55,334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6261.54669" calcext:value-type="float">
            <text:p><text:s/>1,016,262 <text:s/></text:p>
          </table:table-cell>
          <table:table-cell table:style-name="ce42" office:value-type="float" office:value="6712936.08866622" calcext:value-type="float">
            <text:p><text:s/>6,712,936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6261.54669" calcext:value-type="float">
            <text:p><text:s/>1,016,262 <text:s/></text:p>
          </table:table-cell>
          <table:table-cell table:style-name="ce42" office:value-type="float" office:value="4997170.85801143" calcext:value-type="float">
            <text:p><text:s/>4,997,171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418.781842" calcext:value-type="float">
            <text:p>( 11,419 <text:s/>)</text:p>
          </table:table-cell>
          <table:table-cell table:style-name="ce45" office:value-type="float" office:value="531834.037006836" calcext:value-type="float">
            <text:p>( 531,834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04842.764848" calcext:value-type="float">
            <text:p>( 1,004,843 <text:s/>)</text:p>
          </table:table-cell>
          <table:table-cell table:style-name="ce45" office:value-type="float" office:value="4312811.6959286" calcext:value-type="float">
            <text:p>( 4,312,812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5536.87527354" calcext:value-type="float">
            <text:p><text:s/>1,095,537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6970.759937243" calcext:value-type="float">
            <text:p><text:s/>446,971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3257.595444" calcext:value-type="float">
            <text:p><text:s/>173,258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906.122813" calcext:value-type="float">
            <text:p><text:s/>471,906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352.798604" calcext:value-type="float">
            <text:p><text:s/>198,353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79098.436469" calcext:value-type="float">
            <text:p><text:s/>679,098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6142.051001" calcext:value-type="float">
            <text:p><text:s/>2,066,142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7530.329284" calcext:value-type="float">
            <text:p><text:s/>1,087,530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8611.721717" calcext:value-type="float">
            <text:p><text:s/>978,612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5409.017983" calcext:value-type="float">
            <text:p>( 95,409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84653.949848" calcext:value-type="float">
            <text:p>( 284,654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43.76769" calcext:value-type="float">
            <text:p><text:s/>6,344 <text:s/></text:p>
          </table:table-cell>
          <table:table-cell table:style-name="ce42" office:value-type="float" office:value="3764524.9313539" calcext:value-type="float">
            <text:p><text:s/>3,764,525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6.260614" calcext:value-type="float">
            <text:p><text:s/>3,806 <text:s/></text:p>
          </table:table-cell>
          <table:table-cell table:style-name="ce42" office:value-type="float" office:value="3570946.2833039" calcext:value-type="float">
            <text:p><text:s/>3,570,946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7.507076" calcext:value-type="float">
            <text:p><text:s/>2,538 <text:s/></text:p>
          </table:table-cell>
          <table:table-cell table:style-name="ce42" office:value-type="float" office:value="193578.64805" calcext:value-type="float">
            <text:p><text:s/>193,579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537.507076" calcext:value-type="float">
            <text:p>( 2,538 <text:s/>)</text:p>
          </table:table-cell>
          <table:table-cell table:style-name="ce45" office:value-type="float" office:value="105174.061976" calcext:value-type="float">
            <text:p>( 105,174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2498.183458" calcext:value-type="float">
            <text:p><text:s/>842,498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15400.390326" calcext:value-type="float">
            <text:p><text:s/>215,400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723.1334" calcext:value-type="float">
            <text:p><text:s/>54,723 <text:s/></text:p>
          </table:table-cell>
          <table:table-cell table:style-name="ce42" office:value-type="float" office:value="4724955.77783374" calcext:value-type="float">
            <text:p><text:s/>4,724,956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4723.1334" calcext:value-type="float">
            <text:p>( 54,723 <text:s/>)</text:p>
          </table:table-cell>
          <table:table-cell table:style-name="ce45" office:value-type="float" office:value="3129689.781756" calcext:value-type="float">
            <text:p>( 3,129,690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2004.383923" calcext:value-type="float">
            <text:p><text:s/>282,004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358.997324" calcext:value-type="float">
            <text:p><text:s/>150,359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099.233886" calcext:value-type="float">
            <text:p><text:s/>292,099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1771.712820135" calcext:value-type="float">
            <text:p><text:s/>461,772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304.01287" calcext:value-type="float">
            <text:p><text:s/>104,304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9867.61136" calcext:value-type="float">
            <text:p><text:s/>99,868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19398.2795235" calcext:value-type="float">
            <text:p><text:s/>12,319,398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719.2" calcext:value-type="float">
            <text:p><text:s/>97,719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05565.3940095" calcext:value-type="float">
            <text:p><text:s/>11,905,565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586.932444" calcext:value-type="float">
            <text:p><text:s/>139,587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49.27307" calcext:value-type="float">
            <text:p><text:s/>3,249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277.48" calcext:value-type="float">
            <text:p><text:s/>173,277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9142.252711" calcext:value-type="float">
            <text:p><text:s/>649,142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6739.579899" calcext:value-type="float">
            <text:p><text:s/>246,740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02402.672812" calcext:value-type="float">
            <text:p><text:s/>402,403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54.132" calcext:value-type="float">
            <text:p><text:s/>3,0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90490.46218492" calcext:value-type="float">
            <text:p><text:s/>5,490,490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396.988498" calcext:value-type="float">
            <text:p><text:s/>444,397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2881.90075472" calcext:value-type="float">
            <text:p><text:s/>1,062,882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891.89591" calcext:value-type="float">
            <text:p><text:s/>135,892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139.097616" calcext:value-type="float">
            <text:p><text:s/>85,139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048.956648" calcext:value-type="float">
            <text:p><text:s/>126,049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981.95043" calcext:value-type="float">
            <text:p><text:s/>87,982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199.435838" calcext:value-type="float">
            <text:p><text:s/>145,199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190.186792" calcext:value-type="float">
            <text:p><text:s/>764,190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54.132" calcext:value-type="float">
            <text:p><text:s/>3,0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8715.6114002" calcext:value-type="float">
            <text:p><text:s/>798,716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40044.438298" calcext:value-type="float">
            <text:p><text:s/>1,840,044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8750.268" calcext:value-type="float">
            <text:p><text:s/>98,75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931556.57774141" calcext:value-type="float">
            <text:p><text:s/>5,931,557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20417.5950223" calcext:value-type="float">
            <text:p><text:s/>22,720,418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20417.5950223" calcext:value-type="float">
            <text:p><text:s/>22,720,418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134360.341583" calcext:value-type="float">
            <text:p>( 19,134,36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256421.305958" calcext:value-type="float">
            <text:p><text:s/>270,256,421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410966.017" calcext:value-type="float">
            <text:p><text:s/>231,410,966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7066.289" calcext:value-type="float">
            <text:p><text:s/>1,587,066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0392.999997" calcext:value-type="float">
            <text:p><text:s/>2,830,393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427995.999961" calcext:value-type="float">
            <text:p><text:s/>34,427,996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14523.999964" calcext:value-type="float">
            <text:p><text:s/>20,314,524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314523.999964" calcext:value-type="float">
            <text:p><text:s/>20,314,524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